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2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1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144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44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44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3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3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4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4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Normal_20_2" style:data-style-name="N3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Normal_5f_Key_20_information_20_and_20_summary_20_tables" style:data-style-name="N151">
      <style:table-cell-properties fo:border-bottom="none" fo:background-color="#ffffff" style:cell-protect="protected" style:print-content="true" style:diagonal-bl-tr="none" style:diagonal-tl-br="none" fo:border-left="0.06pt solid #666699" fo:padding="0.071cm" fo:border-right="0.06pt solid #666699" style:rotation-align="none" fo:border-top="0.06pt solid #666699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Normal_5f_Key_20_information_20_and_20_summary_20_tables" style:data-style-name="N151">
      <style:table-cell-properties fo:border-bottom="none" fo:background-color="#ffffff" style:cell-protect="protected" style:print-content="true" style:diagonal-bl-tr="none" style:diagonal-tl-br="none" fo:border-left="0.06pt solid #666699" fo:padding="0.071cm" fo:border-right="0.06pt solid #666699" style:rotation-align="none" fo:border-top="non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Normal_5f_Key_20_information_20_and_20_summary_20_tables" style:data-style-name="N151">
      <style:table-cell-properties fo:border-bottom="0.06pt solid #666699" fo:background-color="#ffffff" style:cell-protect="protected" style:print-content="true" style:diagonal-bl-tr="none" style:diagonal-tl-br="none" fo:border-left="0.06pt solid #666699" fo:padding="0.071cm" fo:border-right="0.06pt solid #666699" style:rotation-align="none" fo:border-top="non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Normal_5f_Key_20_information_20_and_20_summary_20_tables" style:data-style-name="N100">
      <style:table-cell-properties fo:border-bottom="0.06pt solid #3d3d3d" fo:background-color="#ffffff" style:cell-protect="protected" style:print-content="true" style:diagonal-bl-tr="none" style:diagonal-tl-br="none" fo:border-left="none" fo:padding="0.071cm" fo:border-right="0.06pt solid #3d3d3d" style:rotation-align="none" fo:border-top="non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Normal_5f_Key_20_information_20_and_20_summary_20_tables" style:data-style-name="N15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66669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4" style:family="table-cell" style:parent-style-name="Normal_5f_Key_20_information_20_and_20_summary_20_tables" style:data-style-name="N151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666699" style:direction="ltr" fo:padding="0.071cm" fo:border-right="0.06pt solid #66669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5" style:family="table-cell" style:parent-style-name="Normal_5f_Key_20_information_20_and_20_summary_20_tables" style:data-style-name="N151">
      <style:table-cell-properties style:glyph-orientation-vertical="0" fo:border-bottom="0.06pt solid #666699" fo:background-color="#ffffff" style:cell-protect="protected" style:print-content="true" style:diagonal-bl-tr="none" style:diagonal-tl-br="none" style:text-align-source="fix" style:repeat-content="false" fo:wrap-option="wrap" fo:border-left="0.06pt solid #666699" style:direction="ltr" fo:padding="0.071cm" fo:border-right="0.06pt solid #66669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6" style:family="table-cell" style:parent-style-name="Comma_20_2" style:data-style-name="N148">
      <style:table-cell-properties style:glyph-orientation-vertical="0" fo:border-bottom="0.06pt solid #3d3d3d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Comma_20_2" style:data-style-name="N148">
      <style:table-cell-properties style:glyph-orientation-vertical="0" fo:border-bottom="0.06pt solid #3d3d3d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06pt solid #3d3d3d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Normal_5f_Key_20_information_20_and_20_summary_20_tables" style:data-style-name="N151">
      <style:table-cell-properties style:glyph-orientation-vertical="0" fo:border-bottom="0.06pt solid #666699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9" style:family="table-cell" style:parent-style-name="Normal_5f_Key_20_information_20_and_20_summary_20_tables" style:data-style-name="N151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666699" style:direction="ltr" fo:padding="0.071cm" fo:border-right="0.06pt solid #666699" style:rotation-angle="0" style:rotation-align="none" style:shrink-to-fit="false" fo:border-top="0.06pt solid #666699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0" style:family="table-cell" style:parent-style-name="Normal_5f_Key_20_information_20_and_20_summary_20_tables" style:data-style-name="N151">
      <style:table-cell-properties style:glyph-orientation-vertical="0" fo:border-bottom="0.06pt solid #666699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666699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1" style:family="table-cell" style:parent-style-name="Default" style:data-style-name="N3">
      <style:table-cell-properties fo:border-bottom="0.74pt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Normal_5f_Key_20_information_20_and_20_summary_20_tables" style:data-style-name="N151">
      <style:table-cell-properties style:glyph-orientation-vertical="0" fo:border-bottom="0.06pt solid #666699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06pt solid #666699" style:rotation-angle="0" style:rotation-align="none" style:shrink-to-fit="false" fo:border-top="0.06pt solid #666699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3" style:family="table-cell" style:parent-style-name="Normal_5f_Key_20_information_20_and_20_summary_20_tables" style:data-style-name="N151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06pt solid #666699" style:rotation-angle="0" style:rotation-align="none" style:shrink-to-fit="false" fo:border-top="0.06pt solid #666699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4" style:family="table-cell" style:parent-style-name="Comma_20_2" style:data-style-name="N142">
      <style:table-cell-properties style:glyph-orientation-vertical="0" fo:border-bottom="0.06pt solid #3d3d3d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06pt solid #3d3d3d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6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6" style:family="table-cell" style:parent-style-name="Normal_5f_Key_20_information_20_and_20_summary_20_tables" style:data-style-name="N151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666699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7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Excel_20_Built-in_20_Hyperlink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Excel_20_Built-in_20_Hyperlink" style:data-style-name="N3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Normal_20_2" style:data-style-name="N3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Normal_5f_Key_20_information_20_and_20_summary_20_tables" style:data-style-name="N151">
      <style:table-cell-properties style:glyph-orientation-vertical="0" fo:border-bottom="0.06pt solid #666699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06pt solid #66669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2" style:family="table-cell" style:parent-style-name="Excel_20_Built-in_20_Hyperlink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>
        <style:hyperlink xlink:href="#Contents.A1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Comma_20_2" style:data-style-name="N167">
      <style:table-cell-properties style:glyph-orientation-vertical="0" fo:border-bottom="0.06pt solid #3d3d3d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06pt solid #3d3d3d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color="#333399" style:font-name="Arial" fo:font-size="8pt" fo:font-weight="bold" style:text-underline-style="none" style:text-underline-color="font-color" style:text-line-through-type="none" fo:font-style="normal" style:text-outline="false" fo:text-shadow="none" style:text-position="33% 58%" style:font-name-complex="Arial" style:font-size-asian="8pt" style:font-size-complex="8pt" style:font-weight-asian="bold" style:font-weight-complex="bold" style:font-style-asian="normal" style:font-style-complex="normal"/>
    </style:style>
    <style:style style:name="T3" style:family="text">
      <style:text-properties style:font-name="Arial" style:font-style-complex="normal" style:font-style-asian="normal" style:font-weight-complex="bold" style:font-weight-asian="bold" style:font-size-complex="8pt" style:font-size-asian="8pt" style:font-name-complex="Arial" fo:color="#333399" style:text-position="0% 100%" style:text-outline="false" fo:font-style="normal" style:text-line-through-type="none" style:text-underline-style="none" style:text-underline-color="font-color" fo:font-weight="bold" fo:font-size="8pt" fo:text-shadow="none"/>
    </style:style>
    <style:style style:name="T4" style:family="text">
      <style:text-properties style:font-name="Arial" style:font-style-complex="normal" style:font-style-asian="normal" style:font-weight-complex="bold" style:font-weight-asian="bold" style:font-size-complex="8pt" style:font-size-asian="8pt" style:font-name-complex="Arial" fo:color="#333399" style:text-outline="false" fo:font-style="normal" style:text-line-through-type="none" style:text-underline-style="none" style:text-underline-color="font-color" fo:font-weight="bold" fo:font-size="8pt" fo:text-shadow="none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8"/>
        <table:table-column table:style-name="co2" table:default-cell-style-name="ce38"/>
        <table:table-column table:style-name="co2" table:number-columns-repeated="11" table:default-cell-style-name="Default"/>
        <table:table-column table:style-name="co2" table:default-cell-style-name="ce45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TARGET CREATION WORKSHEET 26<text:span text:style-name="T1">th</text:span> Aug 2021</text:p>
          </table:table-cell>
          <table:table-cell table:style-name="ce1" table:number-columns-repeated="1023"/>
        </table:table-row>
        <table:table-row table:style-name="ro2">
          <table:table-cell table:style-name="Default" table:number-columns-repeated="2"/>
          <table:table-cell table:number-columns-repeated="11"/>
          <table:table-cell table:style-name="Default"/>
          <table:table-cell table:number-columns-repeated="1010"/>
        </table:table-row>
        <table:table-row table:style-name="ro2">
          <table:table-cell table:style-name="Default" office:value-type="string" calcext:value-type="string">
            <text:p>NOMIS COLS </text:p>
          </table:table-cell>
          <table:table-cell table:style-name="ce5" office:value-type="string" calcext:value-type="string">
            <text:p>ONS Crown Copyright Reserved [from Nomis on 26 August 2021]</text:p>
          </table:table-cell>
          <table:table-cell table:style-name="ce6"/>
          <table:table-cell table:number-columns-repeated="10"/>
          <table:table-cell table:style-name="Default"/>
          <table:table-cell table:number-columns-repeated="1010"/>
        </table:table-row>
        <table:table-row table:style-name="ro2">
          <table:table-cell table:style-name="ce2" office:value-type="string" calcext:value-type="string">
            <text:p>Cols 1-4</text:p>
          </table:table-cell>
          <table:table-cell table:style-name="ce6" table:number-columns-repeated="2"/>
          <table:table-cell table:number-columns-repeated="10"/>
          <table:table-cell table:style-name="Default"/>
          <table:table-cell table:number-columns-repeated="1010"/>
        </table:table-row>
        <table:table-row table:style-name="ro2">
          <table:table-cell table:style-name="Default" office:value-type="string" calcext:value-type="string">
            <text:p>Males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Apr 2021-Jun 2021</text:p>
          </table:table-cell>
          <table:table-cell table:number-columns-repeated="10"/>
          <table:table-cell table:style-name="Default"/>
          <table:table-cell table:number-columns-repeated="1010"/>
        </table:table-row>
        <table:table-row table:style-name="ro3">
          <table:table-cell table:style-name="ce3" office:value-type="string" calcext:value-type="string">
            <text:p>country</text:p>
          </table:table-cell>
          <table:table-cell table:style-name="ce7" office:value-type="string" calcext:value-type="string">
            <text:p>All persons - aged 16 and over</text:p>
          </table:table-cell>
          <table:table-cell table:style-name="ce7" office:value-type="string" calcext:value-type="string">
            <text:p>Total economically active - aged 16 and over</text:p>
          </table:table-cell>
          <table:table-cell table:style-name="ce7" office:value-type="string" calcext:value-type="string">
            <text:p>Total in employment - aged 16 and over</text:p>
          </table:table-cell>
          <table:table-cell table:style-name="ce7" office:value-type="string" calcext:value-type="string">
            <text:p>Total unemployed - aged 16 and over</text:p>
          </table:table-cell>
          <table:table-cell table:style-name="ce7" office:value-type="string" calcext:value-type="string">
            <text:p>Total economically inactive - aged 16 and over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2">
          <table:table-cell table:style-name="ce4" office:value-type="string" calcext:value-type="string">
            <text:p>United Kingdom</text:p>
          </table:table-cell>
          <table:table-cell table:style-name="ce8" office:value-type="float" office:value="26249943" calcext:value-type="float">
            <text:p>26,249,943</text:p>
          </table:table-cell>
          <table:table-cell table:style-name="ce8" office:value-type="float" office:value="17706910" calcext:value-type="float">
            <text:p>17,706,910</text:p>
          </table:table-cell>
          <table:table-cell table:style-name="ce8" office:value-type="float" office:value="16838551" calcext:value-type="float">
            <text:p>16,838,551</text:p>
          </table:table-cell>
          <table:table-cell table:style-name="ce8" office:value-type="float" office:value="868358" calcext:value-type="float">
            <text:p>868,358</text:p>
          </table:table-cell>
          <table:table-cell table:style-name="ce8" office:value-type="float" office:value="8543033" calcext:value-type="float">
            <text:p>8,543,033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2">
          <table:table-cell table:style-name="ce4" office:value-type="string" calcext:value-type="string">
            <text:p>Great Britain</text:p>
          </table:table-cell>
          <table:table-cell table:style-name="ce8" office:value-type="float" office:value="25529433" calcext:value-type="float">
            <text:p>25,529,433</text:p>
          </table:table-cell>
          <table:table-cell table:style-name="ce8" office:value-type="float" office:value="17254310" calcext:value-type="float">
            <text:p>17,254,310</text:p>
          </table:table-cell>
          <table:table-cell table:style-name="ce8" office:value-type="float" office:value="16407810" calcext:value-type="float">
            <text:p>16,407,810</text:p>
          </table:table-cell>
          <table:table-cell table:style-name="ce8" office:value-type="float" office:value="846500" calcext:value-type="float">
            <text:p>846,500</text:p>
          </table:table-cell>
          <table:table-cell table:style-name="ce8" office:value-type="float" office:value="8275123" calcext:value-type="float">
            <text:p>8,275,123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2">
          <table:table-cell table:style-name="ce4" office:value-type="string" calcext:value-type="string">
            <text:p>England</text:p>
          </table:table-cell>
          <table:table-cell table:style-name="ce8" office:value-type="float" office:value="22132118" calcext:value-type="float">
            <text:p>22,132,118</text:p>
          </table:table-cell>
          <table:table-cell table:style-name="ce8" office:value-type="float" office:value="15040132" calcext:value-type="float">
            <text:p>15,040,132</text:p>
          </table:table-cell>
          <table:table-cell table:style-name="ce8" office:value-type="float" office:value="14298726" calcext:value-type="float">
            <text:p>14,298,726</text:p>
          </table:table-cell>
          <table:table-cell table:style-name="ce8" office:value-type="float" office:value="741406" calcext:value-type="float">
            <text:p>741,406</text:p>
          </table:table-cell>
          <table:table-cell table:style-name="ce8" office:value-type="float" office:value="7091986" calcext:value-type="float">
            <text:p>7,091,986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2">
          <table:table-cell table:style-name="ce4" office:value-type="string" calcext:value-type="string">
            <text:p>Wales</text:p>
          </table:table-cell>
          <table:table-cell table:style-name="ce8" office:value-type="float" office:value="1252746" calcext:value-type="float">
            <text:p>1,252,746</text:p>
          </table:table-cell>
          <table:table-cell table:style-name="ce8" office:value-type="float" office:value="815721" calcext:value-type="float">
            <text:p>815,721</text:p>
          </table:table-cell>
          <table:table-cell table:style-name="ce8" office:value-type="float" office:value="778935" calcext:value-type="float">
            <text:p>778,935</text:p>
          </table:table-cell>
          <table:table-cell table:style-name="ce8" office:value-type="float" office:value="36786" calcext:value-type="float">
            <text:p>36,786</text:p>
          </table:table-cell>
          <table:table-cell table:style-name="ce8" office:value-type="float" office:value="437025" calcext:value-type="float">
            <text:p>437,025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2">
          <table:table-cell table:style-name="ce4" office:value-type="string" calcext:value-type="string">
            <text:p>Scotland</text:p>
          </table:table-cell>
          <table:table-cell table:style-name="ce8" office:value-type="float" office:value="2144569" calcext:value-type="float">
            <text:p>2,144,569</text:p>
          </table:table-cell>
          <table:table-cell table:style-name="ce8" office:value-type="float" office:value="1398457" calcext:value-type="float">
            <text:p>1,398,457</text:p>
          </table:table-cell>
          <table:table-cell table:style-name="ce8" office:value-type="float" office:value="1330149" calcext:value-type="float">
            <text:p>1,330,149</text:p>
          </table:table-cell>
          <table:table-cell table:style-name="ce8" office:value-type="float" office:value="68308" calcext:value-type="float">
            <text:p>68,308</text:p>
          </table:table-cell>
          <table:table-cell table:style-name="ce8" office:value-type="float" office:value="746112" calcext:value-type="float">
            <text:p>746,112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2">
          <table:table-cell table:style-name="ce4" office:value-type="string" calcext:value-type="string">
            <text:p>Northern Ireland</text:p>
          </table:table-cell>
          <table:table-cell table:style-name="ce8" office:value-type="float" office:value="720510" calcext:value-type="float">
            <text:p>720,510</text:p>
          </table:table-cell>
          <table:table-cell table:style-name="ce8" office:value-type="float" office:value="452600" calcext:value-type="float">
            <text:p>452,600</text:p>
          </table:table-cell>
          <table:table-cell table:style-name="ce8" office:value-type="float" office:value="430741" calcext:value-type="float">
            <text:p>430,741</text:p>
          </table:table-cell>
          <table:table-cell table:style-name="ce8" office:value-type="float" office:value="21858" calcext:value-type="float">
            <text:p>21,858</text:p>
          </table:table-cell>
          <table:table-cell table:style-name="ce8" office:value-type="float" office:value="267910" calcext:value-type="float">
            <text:p>267,910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2">
          <table:table-cell table:style-name="ce4" office:value-type="string" calcext:value-type="string">
            <text:p>England and Wales</text:p>
          </table:table-cell>
          <table:table-cell table:style-name="ce8" office:value-type="float" office:value="23384864" calcext:value-type="float">
            <text:p>23,384,864</text:p>
          </table:table-cell>
          <table:table-cell table:style-name="ce8" office:value-type="float" office:value="15855853" calcext:value-type="float">
            <text:p>15,855,853</text:p>
          </table:table-cell>
          <table:table-cell table:style-name="ce8" office:value-type="float" office:value="15077661" calcext:value-type="float">
            <text:p>15,077,661</text:p>
          </table:table-cell>
          <table:table-cell table:style-name="ce8" office:value-type="float" office:value="778192" calcext:value-type="float">
            <text:p>778,192</text:p>
          </table:table-cell>
          <table:table-cell table:style-name="ce8" office:value-type="float" office:value="7529011" calcext:value-type="float">
            <text:p>7,529,011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2">
          <table:table-cell table:style-name="Default" office:value-type="string" calcext:value-type="string">
            <text:p>Females</text:p>
          </table:table-cell>
          <table:table-cell table:style-name="Default"/>
          <table:table-cell table:number-columns-repeated="11"/>
          <table:table-cell table:style-name="Default"/>
          <table:table-cell table:number-columns-repeated="1010"/>
        </table:table-row>
        <table:table-row table:style-name="ro3">
          <table:table-cell table:style-name="ce3" office:value-type="string" calcext:value-type="string">
            <text:p>country</text:p>
          </table:table-cell>
          <table:table-cell table:style-name="ce7" office:value-type="string" calcext:value-type="string">
            <text:p>All persons - aged 16 and over</text:p>
          </table:table-cell>
          <table:table-cell table:style-name="ce7" office:value-type="string" calcext:value-type="string">
            <text:p>Total economically active - aged 16 and over</text:p>
          </table:table-cell>
          <table:table-cell table:style-name="ce7" office:value-type="string" calcext:value-type="string">
            <text:p>Total in employment - aged 16 and over</text:p>
          </table:table-cell>
          <table:table-cell table:style-name="ce7" office:value-type="string" calcext:value-type="string">
            <text:p>Total unemployed - aged 16 and over</text:p>
          </table:table-cell>
          <table:table-cell table:style-name="ce7" office:value-type="string" calcext:value-type="string">
            <text:p>Total economically inactive - aged 16 and over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2">
          <table:table-cell table:style-name="ce4" office:value-type="string" calcext:value-type="string">
            <text:p>United Kingdom</text:p>
          </table:table-cell>
          <table:table-cell table:style-name="ce8" office:value-type="float" office:value="27308013" calcext:value-type="float">
            <text:p>27,308,013</text:p>
          </table:table-cell>
          <table:table-cell table:style-name="ce8" office:value-type="float" office:value="16169434" calcext:value-type="float">
            <text:p>16,169,434</text:p>
          </table:table-cell>
          <table:table-cell table:style-name="ce8" office:value-type="float" office:value="15437503" calcext:value-type="float">
            <text:p>15,437,503</text:p>
          </table:table-cell>
          <table:table-cell table:style-name="ce8" office:value-type="float" office:value="731931" calcext:value-type="float">
            <text:p>731,931</text:p>
          </table:table-cell>
          <table:table-cell table:style-name="ce8" office:value-type="float" office:value="11138579" calcext:value-type="float">
            <text:p>11,138,579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2">
          <table:table-cell table:style-name="ce4" office:value-type="string" calcext:value-type="string">
            <text:p>Great Britain</text:p>
          </table:table-cell>
          <table:table-cell table:style-name="ce8" office:value-type="float" office:value="26554285" calcext:value-type="float">
            <text:p>26,554,285</text:p>
          </table:table-cell>
          <table:table-cell table:style-name="ce8" office:value-type="float" office:value="15732517" calcext:value-type="float">
            <text:p>15,732,517</text:p>
          </table:table-cell>
          <table:table-cell table:style-name="ce8" office:value-type="float" office:value="15012766" calcext:value-type="float">
            <text:p>15,012,766</text:p>
          </table:table-cell>
          <table:table-cell table:style-name="ce8" office:value-type="float" office:value="719751" calcext:value-type="float">
            <text:p>719,751</text:p>
          </table:table-cell>
          <table:table-cell table:style-name="ce8" office:value-type="float" office:value="10821768" calcext:value-type="float">
            <text:p>10,821,768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2">
          <table:table-cell table:style-name="ce4" office:value-type="string" calcext:value-type="string">
            <text:p>England</text:p>
          </table:table-cell>
          <table:table-cell table:style-name="ce8" office:value-type="float" office:value="22925448" calcext:value-type="float">
            <text:p>22,925,448</text:p>
          </table:table-cell>
          <table:table-cell table:style-name="ce8" office:value-type="float" office:value="13654103" calcext:value-type="float">
            <text:p>13,654,103</text:p>
          </table:table-cell>
          <table:table-cell table:style-name="ce8" office:value-type="float" office:value="13010421" calcext:value-type="float">
            <text:p>13,010,421</text:p>
          </table:table-cell>
          <table:table-cell table:style-name="ce8" office:value-type="float" office:value="643681" calcext:value-type="float">
            <text:p>643,681</text:p>
          </table:table-cell>
          <table:table-cell table:style-name="ce8" office:value-type="float" office:value="9271345" calcext:value-type="float">
            <text:p>9,271,345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2">
          <table:table-cell table:style-name="ce4" office:value-type="string" calcext:value-type="string">
            <text:p>Wales</text:p>
          </table:table-cell>
          <table:table-cell table:style-name="ce8" office:value-type="float" office:value="1299052" calcext:value-type="float">
            <text:p>1,299,052</text:p>
          </table:table-cell>
          <table:table-cell table:style-name="ce8" office:value-type="float" office:value="723122" calcext:value-type="float">
            <text:p>723,122</text:p>
          </table:table-cell>
          <table:table-cell table:style-name="ce8" office:value-type="float" office:value="697533" calcext:value-type="float">
            <text:p>697,533</text:p>
          </table:table-cell>
          <table:table-cell table:style-name="ce8" office:value-type="float" office:value="25589" calcext:value-type="float">
            <text:p>25,589</text:p>
          </table:table-cell>
          <table:table-cell table:style-name="ce8" office:value-type="float" office:value="575930" calcext:value-type="float">
            <text:p>575,930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2">
          <table:table-cell table:style-name="ce4" office:value-type="string" calcext:value-type="string">
            <text:p>Scotland</text:p>
          </table:table-cell>
          <table:table-cell table:style-name="ce8" office:value-type="float" office:value="2329785" calcext:value-type="float">
            <text:p>2,329,785</text:p>
          </table:table-cell>
          <table:table-cell table:style-name="ce8" office:value-type="float" office:value="1355292" calcext:value-type="float">
            <text:p>1,355,292</text:p>
          </table:table-cell>
          <table:table-cell table:style-name="ce8" office:value-type="float" office:value="1304812" calcext:value-type="float">
            <text:p>1,304,812</text:p>
          </table:table-cell>
          <table:table-cell table:style-name="ce8" office:value-type="float" office:value="50481" calcext:value-type="float">
            <text:p>50,481</text:p>
          </table:table-cell>
          <table:table-cell table:style-name="ce8" office:value-type="float" office:value="974493" calcext:value-type="float">
            <text:p>974,493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2">
          <table:table-cell table:style-name="ce4" office:value-type="string" calcext:value-type="string">
            <text:p>Northern Ireland</text:p>
          </table:table-cell>
          <table:table-cell table:style-name="ce8" office:value-type="float" office:value="753728" calcext:value-type="float">
            <text:p>753,728</text:p>
          </table:table-cell>
          <table:table-cell table:style-name="ce8" office:value-type="float" office:value="436917" calcext:value-type="float">
            <text:p>436,917</text:p>
          </table:table-cell>
          <table:table-cell table:style-name="ce8" office:value-type="float" office:value="424737" calcext:value-type="float">
            <text:p>424,737</text:p>
          </table:table-cell>
          <table:table-cell table:style-name="ce8" office:value-type="float" office:value="12180" calcext:value-type="float">
            <text:p>12,180</text:p>
          </table:table-cell>
          <table:table-cell table:style-name="ce8" office:value-type="float" office:value="316811" calcext:value-type="float">
            <text:p>316,811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2">
          <table:table-cell table:style-name="ce4" office:value-type="string" calcext:value-type="string">
            <text:p>England and Wales</text:p>
          </table:table-cell>
          <table:table-cell table:style-name="ce8" office:value-type="float" office:value="24224500" calcext:value-type="float">
            <text:p>24,224,500</text:p>
          </table:table-cell>
          <table:table-cell table:style-name="ce8" office:value-type="float" office:value="14377225" calcext:value-type="float">
            <text:p>14,377,225</text:p>
          </table:table-cell>
          <table:table-cell table:style-name="ce8" office:value-type="float" office:value="13707954" calcext:value-type="float">
            <text:p>13,707,954</text:p>
          </table:table-cell>
          <table:table-cell table:style-name="ce8" office:value-type="float" office:value="669270" calcext:value-type="float">
            <text:p>669,270</text:p>
          </table:table-cell>
          <table:table-cell table:style-name="ce8" office:value-type="float" office:value="9847275" calcext:value-type="float">
            <text:p>9,847,275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2">
          <table:table-cell table:style-name="Default" table:number-columns-repeated="2"/>
          <table:table-cell table:number-columns-repeated="11"/>
          <table:table-cell table:style-name="Default"/>
          <table:table-cell table:number-columns-repeated="1010"/>
        </table:table-row>
        <table:table-row table:style-name="ro2">
          <table:table-cell table:style-name="ce13" office:value-type="string" calcext:value-type="string">
            <text:p>National Records Of Scotland</text:p>
          </table:table-cell>
          <table:table-cell table:style-name="Default" office:value-type="string" calcext:value-type="string">
            <text:p>for cols 42-48</text:p>
          </table:table-cell>
          <table:table-cell table:number-columns-repeated="11"/>
          <table:table-cell table:style-name="Default"/>
          <table:table-cell table:number-columns-repeated="1010"/>
        </table:table-row>
        <table:table-row table:style-name="ro2">
          <table:table-cell table:style-name="ce14" office:value-type="string" calcext:value-type="string">
            <text:p>Household type</text:p>
          </table:table-cell>
          <table:table-cell table:style-name="ce36" office:value-type="string" calcext:value-type="string">
            <text:p>2021</text:p>
          </table:table-cell>
          <table:table-cell table:number-columns-repeated="11"/>
          <table:table-cell table:style-name="Default"/>
          <table:table-cell table:number-columns-repeated="1010"/>
        </table:table-row>
        <table:table-row table:style-name="ro2">
          <table:table-cell table:style-name="ce15" office:value-type="string" calcext:value-type="string">
            <text:p>1 adult female</text:p>
          </table:table-cell>
          <table:table-cell table:style-name="ce37" office:value-type="float" office:value="468147" calcext:value-type="float">
            <text:p>468,147</text:p>
          </table:table-cell>
          <table:table-cell table:number-columns-repeated="11"/>
          <table:table-cell table:style-name="Default"/>
          <table:table-cell table:number-columns-repeated="1010"/>
        </table:table-row>
        <table:table-row table:style-name="ro2">
          <table:table-cell table:style-name="ce16" office:value-type="string" calcext:value-type="string">
            <text:p>1 adult male</text:p>
          </table:table-cell>
          <table:table-cell office:value-type="float" office:value="453675" calcext:value-type="float">
            <text:p>453,675</text:p>
          </table:table-cell>
          <table:table-cell table:number-columns-repeated="11"/>
          <table:table-cell table:style-name="Default"/>
          <table:table-cell table:number-columns-repeated="1010"/>
        </table:table-row>
        <table:table-row table:style-name="ro2">
          <table:table-cell table:style-name="ce17" office:value-type="string" calcext:value-type="string">
            <text:p>2 adults</text:p>
          </table:table-cell>
          <table:table-cell office:value-type="float" office:value="795465" calcext:value-type="float">
            <text:p>795,465</text:p>
          </table:table-cell>
          <table:table-cell table:number-columns-repeated="11"/>
          <table:table-cell table:style-name="Default"/>
          <table:table-cell table:number-columns-repeated="1010"/>
        </table:table-row>
        <table:table-row table:style-name="ro2">
          <table:table-cell table:style-name="ce17" office:value-type="string" calcext:value-type="string">
            <text:p>1 adult, 1 child</text:p>
          </table:table-cell>
          <table:table-cell office:value-type="float" office:value="90276" calcext:value-type="float">
            <text:p>90,276</text:p>
          </table:table-cell>
          <table:table-cell table:number-columns-repeated="11"/>
          <table:table-cell table:style-name="Default"/>
          <table:table-cell table:number-columns-repeated="1010"/>
        </table:table-row>
        <table:table-row table:style-name="ro2">
          <table:table-cell table:style-name="ce17" office:value-type="string" calcext:value-type="string">
            <text:p>1 adult, 2+ children</text:p>
          </table:table-cell>
          <table:table-cell office:value-type="float" office:value="67324" calcext:value-type="float">
            <text:p>67,324</text:p>
          </table:table-cell>
          <table:table-cell table:number-columns-repeated="11"/>
          <table:table-cell table:style-name="Default"/>
          <table:table-cell table:number-columns-repeated="1010"/>
        </table:table-row>
        <table:table-row table:style-name="ro2">
          <table:table-cell table:style-name="ce17" office:value-type="string" calcext:value-type="string">
            <text:p>2+ adult 1+ children</text:p>
          </table:table-cell>
          <table:table-cell office:value-type="float" office:value="440062" calcext:value-type="float">
            <text:p>440,062</text:p>
          </table:table-cell>
          <table:table-cell table:number-columns-repeated="11"/>
          <table:table-cell table:style-name="Default"/>
          <table:table-cell table:number-columns-repeated="1010"/>
        </table:table-row>
        <table:table-row table:style-name="ro2">
          <table:table-cell table:style-name="ce17" office:value-type="string" calcext:value-type="string">
            <text:p>3+ person all adult</text:p>
          </table:table-cell>
          <table:table-cell office:value-type="float" office:value="208147" calcext:value-type="float">
            <text:p>208,147</text:p>
          </table:table-cell>
          <table:table-cell table:number-columns-repeated="11"/>
          <table:table-cell table:style-name="Default"/>
          <table:table-cell table:number-columns-repeated="1010"/>
        </table:table-row>
        <table:table-row table:style-name="ro2">
          <table:table-cell table:style-name="ce18" office:value-type="string" calcext:value-type="string">
            <text:p>All</text:p>
          </table:table-cell>
          <table:table-cell table:style-name="ce39" office:value-type="float" office:value="2523096" calcext:value-type="float">
            <text:p>2,523,096</text:p>
          </table:table-cell>
          <table:table-cell table:number-columns-repeated="11"/>
          <table:table-cell table:style-name="Default"/>
          <table:table-cell table:number-columns-repeated="1010"/>
        </table:table-row>
        <table:table-row table:style-name="ro2" table:number-rows-repeated="2">
          <table:table-cell table:style-name="Default" table:number-columns-repeated="2"/>
          <table:table-cell table:number-columns-repeated="11"/>
          <table:table-cell table:style-name="Default"/>
          <table:table-cell table:number-columns-repeated="1010"/>
        </table:table-row>
        <table:table-row table:style-name="ro2">
          <table:table-cell table:style-name="Default" table:number-columns-repeated="2"/>
          <table:table-cell/>
          <table:table-cell office:value-type="string" calcext:value-type="string">
            <text:p>from: <text:a xlink:href="https://www.gov.scot/publications/housing-statistics-stock-by-tenure/" xlink:type="simple">https://www.gov.scot/publications/housing-statistics-stock-by-tenure/</text:a></text:p>
          </table:table-cell>
          <table:table-cell table:number-columns-repeated="9"/>
          <table:table-cell table:style-name="Default"/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Households by LA</text:p>
          </table:table-cell>
          <table:table-cell/>
          <table:table-cell table:style-name="ce49"/>
          <table:table-cell table:style-name="ce53" office:value-type="string" calcext:value-type="string" table:number-columns-spanned="1" table:number-rows-spanned="3">
            <text:p>Total number of dwellings (000s)</text:p>
          </table:table-cell>
          <table:table-cell table:style-name="ce53" office:value-type="string" calcext:value-type="string" table:number-columns-spanned="1" table:number-rows-spanned="3">
            <text:p>Total number of occupied dwellings (000s)</text:p>
          </table:table-cell>
          <table:table-cell table:style-name="ce53" office:value-type="string" calcext:value-type="string" table:number-columns-spanned="1" table:number-rows-spanned="3">
            <text:p>Total number of vacant dwellings (000s)</text:p>
          </table:table-cell>
          <table:table-cell table:style-name="ce55" office:value-type="string" calcext:value-type="string" table:number-columns-spanned="7" table:number-rows-spanned="1">
            <text:p>Privately owned dwellings <text:span text:style-name="T2">1</text:span></text:p>
          </table:table-cell>
          <table:covered-table-cell table:number-columns-repeated="5" table:style-name="ce58"/>
          <table:covered-table-cell table:style-name="ce71"/>
          <table:table-cell table:style-name="ce53" office:value-type="string" calcext:value-type="string" table:number-columns-spanned="4" table:number-rows-spanned="1">
            <text:p>Social rented dwellings <text:span text:style-name="T2">2</text:span></text:p>
          </table:table-cell>
          <table:covered-table-cell table:number-columns-repeated="2" table:style-name="ce60"/>
          <table:covered-table-cell table:style-name="ce62"/>
          <table:table-cell table:number-columns-repeated="1006"/>
        </table:table-row>
        <table:table-row table:style-name="ro4">
          <table:table-cell table:style-name="Default"/>
          <table:table-cell table:style-name="ce40" office:value-type="float" office:value="2523096.000949" calcext:value-type="float">
            <text:p>2,523,096</text:p>
          </table:table-cell>
          <table:table-cell/>
          <table:table-cell table:style-name="ce50"/>
          <table:covered-table-cell table:number-columns-repeated="3" table:style-name="ce54"/>
          <table:table-cell table:style-name="ce53" office:value-type="string" calcext:value-type="string" table:number-columns-spanned="1" table:number-rows-spanned="2">
            <text:p>Total number occupied dwellings</text:p>
          </table:table-cell>
          <table:table-cell table:style-name="ce59" office:value-type="string" calcext:value-type="string" table:number-columns-spanned="2" table:number-rows-spanned="1">
            <text:p>Owner occupied</text:p>
          </table:table-cell>
          <table:covered-table-cell table:style-name="ce62"/>
          <table:table-cell table:style-name="ce59" office:value-type="string" calcext:value-type="string" table:number-columns-spanned="2" table:number-rows-spanned="1">
            <text:p>Rented privately or with <text:span text:style-name="T3">a job/business (note this includes households living rent-free)</text:span><text:span text:style-name="T4"> 3</text:span></text:p>
          </table:table-cell>
          <table:covered-table-cell table:style-name="ce63"/>
          <table:table-cell table:style-name="ce59" office:value-type="string" calcext:value-type="string" table:number-columns-spanned="2" table:number-rows-spanned="1">
            <text:p>Vacant private dwellings and second homes</text:p>
          </table:table-cell>
          <table:covered-table-cell table:style-name="ce63"/>
          <table:table-cell table:style-name="ce59" office:value-type="string" calcext:value-type="string" table:number-columns-spanned="2" table:number-rows-spanned="1">
            <text:p>From housing associations <text:span text:style-name="T2">4</text:span></text:p>
          </table:table-cell>
          <table:covered-table-cell table:style-name="ce63"/>
          <table:table-cell table:style-name="ce59" office:value-type="string" calcext:value-type="string" table:number-columns-spanned="2" table:number-rows-spanned="1">
            <text:p>From local authorities, New Towns, Scottish Homes</text:p>
          </table:table-cell>
          <table:covered-table-cell table:style-name="ce63"/>
          <table:table-cell table:number-columns-repeated="1006"/>
        </table:table-row>
        <table:table-row table:style-name="ro2">
          <table:table-cell table:style-name="Default"/>
          <table:table-cell table:style-name="ce41" office:value-type="float" office:value="2021" calcext:value-type="float">
            <text:p>2021</text:p>
          </table:table-cell>
          <table:table-cell/>
          <table:table-cell table:style-name="ce51"/>
          <table:covered-table-cell table:number-columns-repeated="4" table:style-name="ce55"/>
          <table:table-cell table:style-name="ce60" office:value-type="string" calcext:value-type="string">
            <text:p>Number</text:p>
          </table:table-cell>
          <table:table-cell table:style-name="ce63" office:value-type="string" calcext:value-type="string">
            <text:p>Percentage</text:p>
          </table:table-cell>
          <table:table-cell table:style-name="ce66" office:value-type="string" calcext:value-type="string">
            <text:p>Number</text:p>
          </table:table-cell>
          <table:table-cell table:style-name="ce63" office:value-type="string" calcext:value-type="string">
            <text:p>Percentage</text:p>
          </table:table-cell>
          <table:table-cell table:style-name="ce66" office:value-type="string" calcext:value-type="string">
            <text:p>Number</text:p>
          </table:table-cell>
          <table:table-cell table:style-name="ce63" office:value-type="string" calcext:value-type="string">
            <text:p>Percentage</text:p>
          </table:table-cell>
          <table:table-cell table:style-name="ce66" office:value-type="string" calcext:value-type="string">
            <text:p>Number</text:p>
          </table:table-cell>
          <table:table-cell table:style-name="ce63" office:value-type="string" calcext:value-type="string">
            <text:p>Percentage</text:p>
          </table:table-cell>
          <table:table-cell table:style-name="ce66" office:value-type="string" calcext:value-type="string">
            <text:p>Number</text:p>
          </table:table-cell>
          <table:table-cell table:style-name="ce63" office:value-type="string" calcext:value-type="string">
            <text:p>Percentage</text:p>
          </table:table-cell>
          <table:table-cell table:number-columns-repeated="1006"/>
        </table:table-row>
        <table:table-row table:style-name="ro2">
          <table:table-cell table:style-name="ce19" office:value-type="string" calcext:value-type="string">
            <text:p>Aberdeen City</text:p>
          </table:table-cell>
          <table:table-cell office:value-type="float" office:value="108895.6153239" calcext:value-type="float">
            <text:p>108,896</text:p>
          </table:table-cell>
          <table:table-cell/>
          <table:table-cell table:style-name="ce52" office:value-type="string" calcext:value-type="string">
            <text:p><text:s/>March 2018</text:p>
          </table:table-cell>
          <table:table-cell table:style-name="ce56" office:value-type="float" office:value="2605.108" calcext:value-type="float">
            <text:p><text:s/>2,605 </text:p>
          </table:table-cell>
          <table:table-cell table:style-name="ce57" office:value-type="float" office:value="2498.4195" calcext:value-type="float">
            <text:p><text:s/>2,498 </text:p>
          </table:table-cell>
          <table:table-cell table:style-name="ce57" office:value-type="float" office:value="106.6885" calcext:value-type="float">
            <text:p><text:s/>107 </text:p>
          </table:table-cell>
          <table:table-cell table:style-name="ce57" office:value-type="float" office:value="1913.1595" calcext:value-type="float">
            <text:p><text:s/>1,913 </text:p>
          </table:table-cell>
          <table:table-cell table:style-name="ce56" office:value-type="float" office:value="1542.31472027151" calcext:value-type="float">
            <text:p><text:s/>1,542 </text:p>
          </table:table-cell>
          <table:table-cell table:style-name="ce64" office:value-type="float" office:value="59.2034848563478" calcext:value-type="float">
            <text:p>59.2</text:p>
          </table:table-cell>
          <table:table-cell table:style-name="ce56" office:value-type="float" office:value="370.844779728495" calcext:value-type="float">
            <text:p><text:s/>371 </text:p>
          </table:table-cell>
          <table:table-cell table:style-name="ce64" office:value-type="float" office:value="14.2352938814243" calcext:value-type="float">
            <text:p>14.2</text:p>
          </table:table-cell>
          <table:table-cell table:style-name="ce56" office:value-type="float" office:value="96.8005" calcext:value-type="float">
            <text:p><text:s/>97 </text:p>
          </table:table-cell>
          <table:table-cell table:style-name="ce64" office:value-type="float" office:value="3.71579604377247" calcext:value-type="float">
            <text:p>3.7</text:p>
          </table:table-cell>
          <table:table-cell table:style-name="ce56" office:value-type="float" office:value="280.715" calcext:value-type="float">
            <text:p><text:s/>281 </text:p>
          </table:table-cell>
          <table:table-cell table:style-name="ce73" office:value-type="float" office:value="10.7755609364372" calcext:value-type="float">
            <text:p><text:s/>10.8 </text:p>
          </table:table-cell>
          <table:table-cell table:style-name="ce56" office:value-type="float" office:value="314.433" calcext:value-type="float">
            <text:p><text:s/>314 </text:p>
          </table:table-cell>
          <table:table-cell table:style-name="ce73" office:value-type="float" office:value="12.0698642820182" calcext:value-type="float">
            <text:p><text:s/>12.1 </text:p>
          </table:table-cell>
          <table:table-cell table:number-columns-repeated="1006"/>
        </table:table-row>
        <table:table-row table:style-name="ro2">
          <table:table-cell table:style-name="ce19" office:value-type="string" calcext:value-type="string">
            <text:p>Aberdeenshire</text:p>
          </table:table-cell>
          <table:table-cell office:value-type="float" office:value="113217.2369898" calcext:value-type="float">
            <text:p>113,217</text:p>
          </table:table-cell>
          <table:table-cell table:number-columns-repeated="11"/>
          <table:table-cell table:style-name="Default"/>
          <table:table-cell table:number-columns-repeated="1010"/>
        </table:table-row>
        <table:table-row table:style-name="ro2">
          <table:table-cell table:style-name="ce19" office:value-type="string" calcext:value-type="string">
            <text:p>Angus</text:p>
          </table:table-cell>
          <table:table-cell office:value-type="float" office:value="54377.5573173" calcext:value-type="float">
            <text:p>54,378</text:p>
          </table:table-cell>
          <table:table-cell table:number-columns-repeated="10"/>
          <table:table-cell table:style-name="ce26" office:value-type="string" calcext:value-type="string">
            <text:p>Age</text:p>
          </table:table-cell>
          <table:table-cell table:style-name="ce39" office:value-type="string" calcext:value-type="string">
            <text:p>Males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Argyll and Bute</text:p>
          </table:table-cell>
          <table:table-cell office:value-type="float" office:value="41634.72480645" calcext:value-type="float">
            <text:p>41,635</text:p>
          </table:table-cell>
          <table:table-cell table:number-columns-repeated="10"/>
          <table:table-cell table:style-name="ce29" office:value-type="string" calcext:value-type="string">
            <text:p>0 - 4</text:p>
          </table:table-cell>
          <table:table-cell office:value-type="float" office:value="135959" calcext:value-type="float">
            <text:p>135,959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City of Edinburgh</text:p>
          </table:table-cell>
          <table:table-cell office:value-type="float" office:value="243953.7869145" calcext:value-type="float">
            <text:p>243,954</text:p>
          </table:table-cell>
          <table:table-cell table:number-columns-repeated="10"/>
          <table:table-cell table:style-name="ce29" office:value-type="string" calcext:value-type="string">
            <text:p>5 - 9</text:p>
          </table:table-cell>
          <table:table-cell office:value-type="float" office:value="152847" calcext:value-type="float">
            <text:p>152,847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Clackmannanshire</text:p>
          </table:table-cell>
          <table:table-cell office:value-type="float" office:value="24039.38231921" calcext:value-type="float">
            <text:p>24,039</text:p>
          </table:table-cell>
          <table:table-cell table:number-columns-repeated="10"/>
          <table:table-cell table:style-name="ce29" office:value-type="string" calcext:value-type="string">
            <text:p>10 - 14</text:p>
          </table:table-cell>
          <table:table-cell office:value-type="float" office:value="151875" calcext:value-type="float">
            <text:p>151,875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Dumfries and Galloway</text:p>
          </table:table-cell>
          <table:table-cell office:value-type="float" office:value="69823.8531846" calcext:value-type="float">
            <text:p>69,824</text:p>
          </table:table-cell>
          <table:table-cell table:number-columns-repeated="10"/>
          <table:table-cell table:style-name="ce29" office:value-type="string" calcext:value-type="string">
            <text:p>15 - 19</text:p>
          </table:table-cell>
          <table:table-cell office:value-type="float" office:value="144207" calcext:value-type="float">
            <text:p>144,207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Dundee City</text:p>
          </table:table-cell>
          <table:table-cell office:value-type="float" office:value="71077.0750946" calcext:value-type="float">
            <text:p>71,077</text:p>
          </table:table-cell>
          <table:table-cell table:number-columns-repeated="10"/>
          <table:table-cell table:style-name="ce29" office:value-type="string" calcext:value-type="string">
            <text:p>20 - 24</text:p>
          </table:table-cell>
          <table:table-cell office:value-type="float" office:value="173302" calcext:value-type="float">
            <text:p>173,302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East Ayrshire</text:p>
          </table:table-cell>
          <table:table-cell office:value-type="float" office:value="55641.6325234" calcext:value-type="float">
            <text:p>55,642</text:p>
          </table:table-cell>
          <table:table-cell table:number-columns-repeated="10"/>
          <table:table-cell table:style-name="ce29" office:value-type="string" calcext:value-type="string">
            <text:p>25 - 29</text:p>
          </table:table-cell>
          <table:table-cell office:value-type="float" office:value="189139" calcext:value-type="float">
            <text:p>189,139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East Dunbartonshire</text:p>
          </table:table-cell>
          <table:table-cell office:value-type="float" office:value="46626.5446996" calcext:value-type="float">
            <text:p>46,627</text:p>
          </table:table-cell>
          <table:table-cell table:number-columns-repeated="10"/>
          <table:table-cell table:style-name="ce29" office:value-type="string" calcext:value-type="string">
            <text:p><text:s/>30 - 34</text:p>
          </table:table-cell>
          <table:table-cell office:value-type="float" office:value="185637" calcext:value-type="float">
            <text:p>185,637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East Lothian</text:p>
          </table:table-cell>
          <table:table-cell office:value-type="float" office:value="47706.85733193" calcext:value-type="float">
            <text:p>47,707</text:p>
          </table:table-cell>
          <table:table-cell table:number-columns-repeated="10"/>
          <table:table-cell table:style-name="ce29" office:value-type="string" calcext:value-type="string">
            <text:p><text:s/>35 - 39</text:p>
          </table:table-cell>
          <table:table-cell office:value-type="float" office:value="174079" calcext:value-type="float">
            <text:p>174,079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East Renfrewshire</text:p>
          </table:table-cell>
          <table:table-cell office:value-type="float" office:value="39978.3281625" calcext:value-type="float">
            <text:p>39,978</text:p>
          </table:table-cell>
          <table:table-cell table:number-columns-repeated="10"/>
          <table:table-cell table:style-name="ce29" office:value-type="string" calcext:value-type="string">
            <text:p>40 - 44</text:p>
          </table:table-cell>
          <table:table-cell office:value-type="float" office:value="159586" calcext:value-type="float">
            <text:p>159,586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Falkirk</text:p>
          </table:table-cell>
          <table:table-cell office:value-type="float" office:value="73621.3635146" calcext:value-type="float">
            <text:p>73,621</text:p>
          </table:table-cell>
          <table:table-cell table:number-columns-repeated="10"/>
          <table:table-cell table:style-name="ce29" office:value-type="string" calcext:value-type="string">
            <text:p><text:s/>45 - 49</text:p>
          </table:table-cell>
          <table:table-cell office:value-type="float" office:value="169376" calcext:value-type="float">
            <text:p>169,376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Fife</text:p>
          </table:table-cell>
          <table:table-cell office:value-type="float" office:value="170310.681005" calcext:value-type="float">
            <text:p>170,311</text:p>
          </table:table-cell>
          <table:table-cell table:number-columns-repeated="10"/>
          <table:table-cell table:style-name="ce29" office:value-type="string" calcext:value-type="string">
            <text:p><text:s/>50 - 54</text:p>
          </table:table-cell>
          <table:table-cell office:value-type="float" office:value="189355" calcext:value-type="float">
            <text:p>189,355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Glasgow City</text:p>
          </table:table-cell>
          <table:table-cell office:value-type="float" office:value="299004.4103515" calcext:value-type="float">
            <text:p>299,004</text:p>
          </table:table-cell>
          <table:table-cell table:number-columns-repeated="10"/>
          <table:table-cell table:style-name="ce29" office:value-type="string" calcext:value-type="string">
            <text:p><text:s/>55 - 59</text:p>
          </table:table-cell>
          <table:table-cell office:value-type="float" office:value="193348" calcext:value-type="float">
            <text:p>193,348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Highland</text:p>
          </table:table-cell>
          <table:table-cell office:value-type="float" office:value="110435.8705689" calcext:value-type="float">
            <text:p>110,436</text:p>
          </table:table-cell>
          <table:table-cell table:number-columns-repeated="10"/>
          <table:table-cell table:style-name="ce29" office:value-type="string" calcext:value-type="string">
            <text:p><text:s/>60 - 64</text:p>
          </table:table-cell>
          <table:table-cell office:value-type="float" office:value="170701" calcext:value-type="float">
            <text:p>170,701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Inverclyde</text:p>
          </table:table-cell>
          <table:table-cell office:value-type="float" office:value="37462.4685865" calcext:value-type="float">
            <text:p>37,462</text:p>
          </table:table-cell>
          <table:table-cell table:number-columns-repeated="10"/>
          <table:table-cell table:style-name="ce29" office:value-type="string" calcext:value-type="string">
            <text:p><text:s/>65 - 69</text:p>
          </table:table-cell>
          <table:table-cell office:value-type="float" office:value="144529" calcext:value-type="float">
            <text:p>144,529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Midlothian</text:p>
          </table:table-cell>
          <table:table-cell office:value-type="float" office:value="40993.3111423" calcext:value-type="float">
            <text:p>40,993</text:p>
          </table:table-cell>
          <table:table-cell table:number-columns-repeated="10"/>
          <table:table-cell table:style-name="ce29" office:value-type="string" calcext:value-type="string">
            <text:p><text:s/>70 - 74</text:p>
          </table:table-cell>
          <table:table-cell office:value-type="float" office:value="135910" calcext:value-type="float">
            <text:p>135,910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Moray</text:p>
          </table:table-cell>
          <table:table-cell office:value-type="float" office:value="43406.1009971" calcext:value-type="float">
            <text:p>43,406</text:p>
          </table:table-cell>
          <table:table-cell table:number-columns-repeated="10"/>
          <table:table-cell table:style-name="ce29" office:value-type="string" calcext:value-type="string">
            <text:p><text:s/>75 - 79</text:p>
          </table:table-cell>
          <table:table-cell office:value-type="float" office:value="89206" calcext:value-type="float">
            <text:p>89,206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Na h-Eileanan Siar</text:p>
          </table:table-cell>
          <table:table-cell office:value-type="float" office:value="12798.2183399" calcext:value-type="float">
            <text:p>12,798</text:p>
          </table:table-cell>
          <table:table-cell table:number-columns-repeated="10"/>
          <table:table-cell table:style-name="ce29" office:value-type="string" calcext:value-type="string">
            <text:p><text:s/>80 - 84</text:p>
          </table:table-cell>
          <table:table-cell table:formula="of:=60270+[.$E$24]+[.$E$25]" office:value-type="float" office:value="60270" calcext:value-type="float">
            <text:p>60,270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North Ayrshire</text:p>
          </table:table-cell>
          <table:table-cell office:value-type="float" office:value="64200.8143095" calcext:value-type="float">
            <text:p>64,201</text:p>
          </table:table-cell>
          <table:table-cell table:number-columns-repeated="10"/>
          <table:table-cell table:style-name="ce29" office:value-type="string" calcext:value-type="string">
            <text:p>0 - 4</text:p>
          </table:table-cell>
          <table:table-cell office:value-type="float" office:value="127847" calcext:value-type="float">
            <text:p>127,847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North Lanarkshire</text:p>
          </table:table-cell>
          <table:table-cell office:value-type="float" office:value="153918.4862318" calcext:value-type="float">
            <text:p>153,918</text:p>
          </table:table-cell>
          <table:table-cell table:number-columns-repeated="10"/>
          <table:table-cell table:style-name="ce29" office:value-type="string" calcext:value-type="string">
            <text:p>5 - 9</text:p>
          </table:table-cell>
          <table:table-cell office:value-type="float" office:value="145056" calcext:value-type="float">
            <text:p>145,056</text:p>
          </table:table-cell>
          <table:table-cell table:number-columns-repeated="1010"/>
        </table:table-row>
        <table:table-row table:style-name="ro2">
          <table:table-cell table:style-name="ce19" office:value-type="string" calcext:value-type="string">
            <text:p>Orkney Islands</text:p>
          </table:table-cell>
          <table:table-cell office:value-type="float" office:value="10701.20738873" calcext:value-type="float">
            <text:p>10,701</text:p>
          </table:table-cell>
          <table:table-cell table:number-columns-repeated="10"/>
          <table:table-cell table:style-name="ce29" office:value-type="string" calcext:value-type="string">
            <text:p>10 - 14</text:p>
          </table:table-cell>
          <table:table-cell office:value-type="float" office:value="146206" calcext:value-type="float">
            <text:p>146,206</text:p>
          </table:table-cell>
          <table:table-cell table:number-columns-repeated="1010"/>
        </table:table-row>
        <table:table-row table:style-name="ro2">
          <table:table-cell table:style-name="ce20" office:value-type="string" calcext:value-type="string">
            <text:p>Perth and Kinross</text:p>
          </table:table-cell>
          <table:table-cell office:value-type="float" office:value="69706.0691142" calcext:value-type="float">
            <text:p>69,706</text:p>
          </table:table-cell>
          <table:table-cell table:number-columns-repeated="10"/>
          <table:table-cell table:style-name="ce29" office:value-type="string" calcext:value-type="string">
            <text:p>15 - 19</text:p>
          </table:table-cell>
          <table:table-cell office:value-type="float" office:value="137913" calcext:value-type="float">
            <text:p>137,913</text:p>
          </table:table-cell>
          <table:table-cell table:number-columns-repeated="1010"/>
        </table:table-row>
        <table:table-row table:style-name="ro2">
          <table:table-cell table:style-name="ce20" office:value-type="string" calcext:value-type="string">
            <text:p>Renfrewshire</text:p>
          </table:table-cell>
          <table:table-cell office:value-type="float" office:value="87943.8456121" calcext:value-type="float">
            <text:p>87,944</text:p>
          </table:table-cell>
          <table:table-cell table:number-columns-repeated="10"/>
          <table:table-cell table:style-name="ce29" office:value-type="string" calcext:value-type="string">
            <text:p>20 - 24</text:p>
          </table:table-cell>
          <table:table-cell office:value-type="float" office:value="168453" calcext:value-type="float">
            <text:p>168,453</text:p>
          </table:table-cell>
          <table:table-cell table:number-columns-repeated="1010"/>
        </table:table-row>
        <table:table-row table:style-name="ro2">
          <table:table-cell table:style-name="ce20" office:value-type="string" calcext:value-type="string">
            <text:p>Scottish Borders</text:p>
          </table:table-cell>
          <table:table-cell office:value-type="float" office:value="55090.0234952" calcext:value-type="float">
            <text:p>55,090</text:p>
          </table:table-cell>
          <table:table-cell table:number-columns-repeated="10"/>
          <table:table-cell table:style-name="ce29" office:value-type="string" calcext:value-type="string">
            <text:p>25 - 29</text:p>
          </table:table-cell>
          <table:table-cell office:value-type="float" office:value="188065" calcext:value-type="float">
            <text:p>188,065</text:p>
          </table:table-cell>
          <table:table-cell table:number-columns-repeated="1010"/>
        </table:table-row>
        <table:table-row table:style-name="ro2">
          <table:table-cell table:style-name="ce20" office:value-type="string" calcext:value-type="string">
            <text:p>Shetland Islands</text:p>
          </table:table-cell>
          <table:table-cell office:value-type="float" office:value="10502.89482642" calcext:value-type="float">
            <text:p>10,503</text:p>
          </table:table-cell>
          <table:table-cell table:number-columns-repeated="10"/>
          <table:table-cell table:style-name="ce29" office:value-type="string" calcext:value-type="string">
            <text:p><text:s/>30 - 34</text:p>
          </table:table-cell>
          <table:table-cell office:value-type="float" office:value="188432" calcext:value-type="float">
            <text:p>188,432</text:p>
          </table:table-cell>
          <table:table-cell table:number-columns-repeated="1010"/>
        </table:table-row>
        <table:table-row table:style-name="ro2">
          <table:table-cell table:style-name="ce20" office:value-type="string" calcext:value-type="string">
            <text:p>South Ayrshire</text:p>
          </table:table-cell>
          <table:table-cell table:style-name="ce42" office:value-type="float" office:value="52804.1149398" calcext:value-type="float">
            <text:p>52,804</text:p>
          </table:table-cell>
          <table:table-cell table:number-columns-repeated="10"/>
          <table:table-cell table:style-name="ce29" office:value-type="string" calcext:value-type="string">
            <text:p><text:s/>35 - 39</text:p>
          </table:table-cell>
          <table:table-cell office:value-type="float" office:value="181587" calcext:value-type="float">
            <text:p>181,587</text:p>
          </table:table-cell>
          <table:table-cell table:number-columns-repeated="1010"/>
        </table:table-row>
        <table:table-row table:style-name="ro2">
          <table:table-cell table:style-name="ce20" office:value-type="string" calcext:value-type="string">
            <text:p>South Lanarkshire</text:p>
          </table:table-cell>
          <table:table-cell table:style-name="ce42" office:value-type="float" office:value="149063.7655601" calcext:value-type="float">
            <text:p>149,064</text:p>
          </table:table-cell>
          <table:table-cell table:number-columns-repeated="10"/>
          <table:table-cell table:style-name="ce29" office:value-type="string" calcext:value-type="string">
            <text:p>40 - 44</text:p>
          </table:table-cell>
          <table:table-cell office:value-type="float" office:value="164780" calcext:value-type="float">
            <text:p>164,780</text:p>
          </table:table-cell>
          <table:table-cell table:number-columns-repeated="1010"/>
        </table:table-row>
        <table:table-row table:style-name="ro2">
          <table:table-cell table:style-name="ce20" office:value-type="string" calcext:value-type="string">
            <text:p>Stirling</text:p>
          </table:table-cell>
          <table:table-cell table:style-name="ce42" office:value-type="float" office:value="40382.9810992" calcext:value-type="float">
            <text:p>40,383</text:p>
          </table:table-cell>
          <table:table-cell table:number-columns-repeated="10"/>
          <table:table-cell table:style-name="ce29" office:value-type="string" calcext:value-type="string">
            <text:p><text:s/>45 - 49</text:p>
          </table:table-cell>
          <table:table-cell office:value-type="float" office:value="180548" calcext:value-type="float">
            <text:p>180,548</text:p>
          </table:table-cell>
          <table:table-cell table:number-columns-repeated="1010"/>
        </table:table-row>
        <table:table-row table:style-name="ro2">
          <table:table-cell table:style-name="ce21" office:value-type="string" calcext:value-type="string">
            <text:p>West Dunbartonshire</text:p>
          </table:table-cell>
          <table:table-cell table:style-name="ce43" office:value-type="float" office:value="43214.8645264" calcext:value-type="float">
            <text:p>43,215</text:p>
          </table:table-cell>
          <table:table-cell table:number-columns-repeated="10"/>
          <table:table-cell table:style-name="ce29" office:value-type="string" calcext:value-type="string">
            <text:p><text:s/>50 - 54</text:p>
          </table:table-cell>
          <table:table-cell office:value-type="float" office:value="203758" calcext:value-type="float">
            <text:p>203,758</text:p>
          </table:table-cell>
          <table:table-cell table:number-columns-repeated="1010"/>
        </table:table-row>
        <table:table-row table:style-name="ro2">
          <table:table-cell table:style-name="ce22" office:value-type="string" calcext:value-type="string">
            <text:p>West Lothian</text:p>
          </table:table-cell>
          <table:table-cell table:style-name="ce44" office:value-type="float" office:value="80561.9146765" calcext:value-type="float">
            <text:p>80,562</text:p>
          </table:table-cell>
          <table:table-cell table:number-columns-repeated="10"/>
          <table:table-cell table:style-name="ce29" office:value-type="string" calcext:value-type="string">
            <text:p><text:s/>55 - 59</text:p>
          </table:table-cell>
          <table:table-cell office:value-type="float" office:value="205996" calcext:value-type="float">
            <text:p>205,996</text:p>
          </table:table-cell>
          <table:table-cell table:number-columns-repeated="1010"/>
        </table:table-row>
        <table:table-row table:style-name="ro2">
          <table:table-cell table:style-name="ce22"/>
          <table:table-cell table:style-name="ce44"/>
          <table:table-cell table:number-columns-repeated="10"/>
          <table:table-cell table:style-name="ce29" office:value-type="string" calcext:value-type="string">
            <text:p><text:s/>60 - 64</text:p>
          </table:table-cell>
          <table:table-cell office:value-type="float" office:value="181868" calcext:value-type="float">
            <text:p>181,868</text:p>
          </table:table-cell>
          <table:table-cell table:number-columns-repeated="1010"/>
        </table:table-row>
        <table:table-row table:style-name="ro2">
          <table:table-cell table:style-name="Default" table:number-columns-repeated="2"/>
          <table:table-cell table:number-columns-repeated="10"/>
          <table:table-cell table:style-name="ce29" office:value-type="string" calcext:value-type="string">
            <text:p><text:s/>65 - 69</text:p>
          </table:table-cell>
          <table:table-cell office:value-type="float" office:value="155904" calcext:value-type="float">
            <text:p>155,904</text:p>
          </table:table-cell>
          <table:table-cell table:number-columns-repeated="1010"/>
        </table:table-row>
        <table:table-row table:style-name="ro2">
          <table:table-cell table:style-name="Default" table:number-columns-repeated="2"/>
          <table:table-cell table:number-columns-repeated="10"/>
          <table:table-cell table:style-name="ce29" office:value-type="string" calcext:value-type="string">
            <text:p><text:s/>70 - 74</text:p>
          </table:table-cell>
          <table:table-cell office:value-type="float" office:value="149920" calcext:value-type="float">
            <text:p>149,920</text:p>
          </table:table-cell>
          <table:table-cell table:number-columns-repeated="1010"/>
        </table:table-row>
        <table:table-row table:style-name="ro2">
          <table:table-cell table:style-name="Default" table:number-columns-repeated="2"/>
          <table:table-cell table:number-columns-repeated="10"/>
          <table:table-cell table:style-name="ce29" office:value-type="string" calcext:value-type="string">
            <text:p><text:s/>75 - 79</text:p>
          </table:table-cell>
          <table:table-cell office:value-type="float" office:value="109004" calcext:value-type="float">
            <text:p>109,004</text:p>
          </table:table-cell>
          <table:table-cell table:number-columns-repeated="1010"/>
        </table:table-row>
        <table:table-row table:style-name="ro2">
          <table:table-cell table:style-name="ce23" office:value-type="string" calcext:value-type="string">
            <text:p>From:</text:p>
          </table:table-cell>
          <table:table-cell table:style-name="Default" office:value-type="string" calcext:value-type="string">
            <text:p><text:a xlink:href="https://www.nrscotland.gov.uk/statistics-and-data/statistics/statistics-by-theme/population/population-estimates/mid-year-population-estimates/mid-2020" xlink:type="simple">https://www.nrscotland.gov.uk/statistics-and-data/statistics/statistics-by-theme/population/population-estimates/mid-year-population-estimates/mid-2020</text:a></text:p>
          </table:table-cell>
          <table:table-cell table:number-columns-repeated="10"/>
          <table:table-cell table:style-name="ce29" office:value-type="string" calcext:value-type="string">
            <text:p><text:s/>80 - 84</text:p>
          </table:table-cell>
          <table:table-cell table:formula="of:=83026+[.$F$24]+[.$F$25]" office:value-type="float" office:value="83026" calcext:value-type="float">
            <text:p>83,026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nrs-mid-year-population-estimayes-2020-data.ods nrs-mid-year-population-estimates-2020-data.ods table 2</text:p>
          </table:table-cell>
          <table:table-cell table:number-columns-repeated="6"/>
          <table:table-cell office:value-type="string" calcext:value-type="string">
            <text:p>table 1</text:p>
          </table:table-cell>
          <table:table-cell table:number-columns-repeated="4"/>
          <table:table-cell table:style-name="Default"/>
          <table:table-cell table:number-columns-repeated="1010"/>
        </table:table-row>
        <table:table-row table:style-name="ro1">
          <table:table-cell table:style-name="ce24" office:value-type="string" calcext:value-type="string" table:number-columns-spanned="8" table:number-rows-spanned="1">
            <text:p>Table 1: Estimated population by age and sex, Scotland, mid-2020</text:p>
          </table:table-cell>
          <table:covered-table-cell table:number-columns-repeated="7" table:style-name="ce24"/>
          <table:table-cell table:style-name="ce24"/>
          <table:table-cell table:style-name="ce65" table:number-columns-repeated="3"/>
          <table:table-cell table:style-name="ce68" office:value-type="string" calcext:value-type="string" table:number-columns-spanned="2" table:number-rows-spanned="1">
            <text:p><text:a xlink:href="#Contents.A1" xlink:type="simple">back to contents</text:a></text:p>
          </table:table-cell>
          <table:covered-table-cell table:style-name="ce72"/>
          <table:table-cell table:number-columns-repeated="1010"/>
        </table:table-row>
        <table:table-row table:style-name="ro1">
          <table:table-cell table:style-name="ce25" table:number-columns-repeated="8"/>
          <table:table-cell table:style-name="ce61" table:number-columns-repeated="3"/>
          <table:table-cell table:style-name="ce67"/>
          <table:table-cell table:style-name="ce69" table:number-columns-repeated="2"/>
          <table:table-cell table:number-columns-repeated="1010"/>
        </table:table-row>
        <table:table-row table:style-name="ro2">
          <table:table-cell table:style-name="ce26" office:value-type="string" calcext:value-type="string">
            <text:p>Age</text:p>
          </table:table-cell>
          <table:table-cell table:style-name="ce39" office:value-type="string" calcext:value-type="string">
            <text:p>Persons</text:p>
          </table:table-cell>
          <table:table-cell table:style-name="ce39" office:value-type="string" calcext:value-type="string">
            <text:p>Males</text:p>
          </table:table-cell>
          <table:table-cell table:style-name="ce39" office:value-type="string" calcext:value-type="string">
            <text:p>Females</text:p>
          </table:table-cell>
          <table:table-cell table:style-name="ce39"/>
          <table:table-cell table:style-name="ce26" office:value-type="string" calcext:value-type="string">
            <text:p>Age</text:p>
          </table:table-cell>
          <table:table-cell table:style-name="ce39" office:value-type="string" calcext:value-type="string">
            <text:p>Persons</text:p>
          </table:table-cell>
          <table:table-cell table:style-name="ce39" office:value-type="string" calcext:value-type="string">
            <text:p>Males</text:p>
          </table:table-cell>
          <table:table-cell table:style-name="ce39" office:value-type="string" calcext:value-type="string">
            <text:p>Females</text:p>
          </table:table-cell>
          <table:table-cell table:style-name="ce39"/>
          <table:table-cell table:style-name="ce26" office:value-type="string" calcext:value-type="string">
            <text:p>Age</text:p>
          </table:table-cell>
          <table:table-cell table:style-name="ce39" office:value-type="string" calcext:value-type="string">
            <text:p>Persons</text:p>
          </table:table-cell>
          <table:table-cell table:style-name="ce39" office:value-type="string" calcext:value-type="string">
            <text:p>Males</text:p>
          </table:table-cell>
          <table:table-cell table:style-name="ce39" office:value-type="string" calcext:value-type="string">
            <text:p>Females</text:p>
          </table:table-cell>
          <table:table-cell table:number-columns-repeated="1010"/>
        </table:table-row>
        <table:table-row table:style-name="ro2">
          <table:table-cell table:style-name="ce27" office:value-type="string" calcext:value-type="string">
            <text:p>All ages</text:p>
          </table:table-cell>
          <table:table-cell table:style-name="ce40" office:value-type="float" office:value="5466000" calcext:value-type="float">
            <text:p>5,466,000</text:p>
          </table:table-cell>
          <table:table-cell table:style-name="ce46" office:value-type="float" office:value="2665212" calcext:value-type="float">
            <text:p>2,665,212</text:p>
          </table:table-cell>
          <table:table-cell table:style-name="ce46" office:value-type="float" office:value="2800788" calcext:value-type="float">
            <text:p>2,800,788</text:p>
          </table:table-cell>
          <table:table-cell table:style-name="ce40"/>
          <table:table-cell table:style-name="ce27"/>
          <table:table-cell table:style-name="ce40" table:number-columns-repeated="4"/>
          <table:table-cell table:style-name="ce27"/>
          <table:table-cell table:style-name="ce40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0</text:p>
          </table:table-cell>
          <table:table-cell table:style-name="ce30" office:value-type="float" office:value="48635" calcext:value-type="float">
            <text:p>48,635</text:p>
          </table:table-cell>
          <table:table-cell table:style-name="ce47" office:value-type="float" office:value="24948" calcext:value-type="float">
            <text:p>24,948</text:p>
          </table:table-cell>
          <table:table-cell table:style-name="ce47" office:value-type="float" office:value="23687" calcext:value-type="float">
            <text:p>23,687</text:p>
          </table:table-cell>
          <table:table-cell table:style-name="ce31"/>
          <table:table-cell table:style-name="ce28" office:value-type="string" calcext:value-type="string">
            <text:p>30</text:p>
          </table:table-cell>
          <table:table-cell table:style-name="ce42" office:value-type="float" office:value="76267" calcext:value-type="float">
            <text:p>76,267</text:p>
          </table:table-cell>
          <table:table-cell table:style-name="ce48" office:value-type="float" office:value="38131" calcext:value-type="float">
            <text:p>38,131</text:p>
          </table:table-cell>
          <table:table-cell table:style-name="ce48" office:value-type="float" office:value="38136" calcext:value-type="float">
            <text:p>38,136</text:p>
          </table:table-cell>
          <table:table-cell table:style-name="ce31"/>
          <table:table-cell table:style-name="ce28" office:value-type="string" calcext:value-type="string">
            <text:p>60</text:p>
          </table:table-cell>
          <table:table-cell table:style-name="ce30" office:value-type="float" office:value="73864" calcext:value-type="float">
            <text:p>73,864</text:p>
          </table:table-cell>
          <table:table-cell table:style-name="ce48" office:value-type="float" office:value="35941" calcext:value-type="float">
            <text:p>35,941</text:p>
          </table:table-cell>
          <table:table-cell table:style-name="ce48" office:value-type="float" office:value="37923" calcext:value-type="float">
            <text:p>37,92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</text:p>
          </table:table-cell>
          <table:table-cell table:style-name="ce30" office:value-type="float" office:value="51062" calcext:value-type="float">
            <text:p>51,062</text:p>
          </table:table-cell>
          <table:table-cell table:style-name="ce47" office:value-type="float" office:value="26309" calcext:value-type="float">
            <text:p>26,309</text:p>
          </table:table-cell>
          <table:table-cell table:style-name="ce47" office:value-type="float" office:value="24753" calcext:value-type="float">
            <text:p>24,753</text:p>
          </table:table-cell>
          <table:table-cell table:style-name="ce31"/>
          <table:table-cell table:style-name="ce28" office:value-type="string" calcext:value-type="string">
            <text:p>31</text:p>
          </table:table-cell>
          <table:table-cell table:style-name="ce42" office:value-type="float" office:value="75771" calcext:value-type="float">
            <text:p>75,771</text:p>
          </table:table-cell>
          <table:table-cell table:style-name="ce48" office:value-type="float" office:value="37696" calcext:value-type="float">
            <text:p>37,696</text:p>
          </table:table-cell>
          <table:table-cell table:style-name="ce48" office:value-type="float" office:value="38075" calcext:value-type="float">
            <text:p>38,075</text:p>
          </table:table-cell>
          <table:table-cell table:style-name="ce31"/>
          <table:table-cell table:style-name="ce28" office:value-type="string" calcext:value-type="string">
            <text:p>61</text:p>
          </table:table-cell>
          <table:table-cell table:style-name="ce30" office:value-type="float" office:value="73032" calcext:value-type="float">
            <text:p>73,032</text:p>
          </table:table-cell>
          <table:table-cell table:style-name="ce48" office:value-type="float" office:value="35233" calcext:value-type="float">
            <text:p>35,233</text:p>
          </table:table-cell>
          <table:table-cell table:style-name="ce48" office:value-type="float" office:value="37799" calcext:value-type="float">
            <text:p>37,79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</text:p>
          </table:table-cell>
          <table:table-cell table:style-name="ce30" office:value-type="float" office:value="52945" calcext:value-type="float">
            <text:p>52,945</text:p>
          </table:table-cell>
          <table:table-cell table:style-name="ce47" office:value-type="float" office:value="27196" calcext:value-type="float">
            <text:p>27,196</text:p>
          </table:table-cell>
          <table:table-cell table:style-name="ce47" office:value-type="float" office:value="25749" calcext:value-type="float">
            <text:p>25,749</text:p>
          </table:table-cell>
          <table:table-cell table:style-name="ce31"/>
          <table:table-cell table:style-name="ce28" office:value-type="string" calcext:value-type="string">
            <text:p>32</text:p>
          </table:table-cell>
          <table:table-cell table:style-name="ce42" office:value-type="float" office:value="75784" calcext:value-type="float">
            <text:p>75,784</text:p>
          </table:table-cell>
          <table:table-cell table:style-name="ce48" office:value-type="float" office:value="37557" calcext:value-type="float">
            <text:p>37,557</text:p>
          </table:table-cell>
          <table:table-cell table:style-name="ce48" office:value-type="float" office:value="38227" calcext:value-type="float">
            <text:p>38,227</text:p>
          </table:table-cell>
          <table:table-cell table:style-name="ce31"/>
          <table:table-cell table:style-name="ce28" office:value-type="string" calcext:value-type="string">
            <text:p>62</text:p>
          </table:table-cell>
          <table:table-cell table:style-name="ce30" office:value-type="float" office:value="70790" calcext:value-type="float">
            <text:p>70,790</text:p>
          </table:table-cell>
          <table:table-cell table:style-name="ce48" office:value-type="float" office:value="34160" calcext:value-type="float">
            <text:p>34,160</text:p>
          </table:table-cell>
          <table:table-cell table:style-name="ce48" office:value-type="float" office:value="36630" calcext:value-type="float">
            <text:p>36,63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3</text:p>
          </table:table-cell>
          <table:table-cell table:style-name="ce30" office:value-type="float" office:value="54449" calcext:value-type="float">
            <text:p>54,449</text:p>
          </table:table-cell>
          <table:table-cell table:style-name="ce47" office:value-type="float" office:value="28150" calcext:value-type="float">
            <text:p>28,150</text:p>
          </table:table-cell>
          <table:table-cell table:style-name="ce47" office:value-type="float" office:value="26299" calcext:value-type="float">
            <text:p>26,299</text:p>
          </table:table-cell>
          <table:table-cell table:style-name="ce31"/>
          <table:table-cell table:style-name="ce28" office:value-type="string" calcext:value-type="string">
            <text:p>33</text:p>
          </table:table-cell>
          <table:table-cell table:style-name="ce42" office:value-type="float" office:value="73408" calcext:value-type="float">
            <text:p>73,408</text:p>
          </table:table-cell>
          <table:table-cell table:style-name="ce48" office:value-type="float" office:value="36097" calcext:value-type="float">
            <text:p>36,097</text:p>
          </table:table-cell>
          <table:table-cell table:style-name="ce48" office:value-type="float" office:value="37311" calcext:value-type="float">
            <text:p>37,311</text:p>
          </table:table-cell>
          <table:table-cell table:style-name="ce31"/>
          <table:table-cell table:style-name="ce28" office:value-type="string" calcext:value-type="string">
            <text:p>63</text:p>
          </table:table-cell>
          <table:table-cell table:style-name="ce30" office:value-type="float" office:value="68622" calcext:value-type="float">
            <text:p>68,622</text:p>
          </table:table-cell>
          <table:table-cell table:style-name="ce48" office:value-type="float" office:value="33291" calcext:value-type="float">
            <text:p>33,291</text:p>
          </table:table-cell>
          <table:table-cell table:style-name="ce48" office:value-type="float" office:value="35331" calcext:value-type="float">
            <text:p>35,33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4</text:p>
          </table:table-cell>
          <table:table-cell table:style-name="ce30" office:value-type="float" office:value="56715" calcext:value-type="float">
            <text:p>56,715</text:p>
          </table:table-cell>
          <table:table-cell table:style-name="ce47" office:value-type="float" office:value="29356" calcext:value-type="float">
            <text:p>29,356</text:p>
          </table:table-cell>
          <table:table-cell table:style-name="ce47" office:value-type="float" office:value="27359" calcext:value-type="float">
            <text:p>27,359</text:p>
          </table:table-cell>
          <table:table-cell table:style-name="ce31"/>
          <table:table-cell table:style-name="ce28" office:value-type="string" calcext:value-type="string">
            <text:p>34</text:p>
          </table:table-cell>
          <table:table-cell table:style-name="ce42" office:value-type="float" office:value="72839" calcext:value-type="float">
            <text:p>72,839</text:p>
          </table:table-cell>
          <table:table-cell table:style-name="ce48" office:value-type="float" office:value="36156" calcext:value-type="float">
            <text:p>36,156</text:p>
          </table:table-cell>
          <table:table-cell table:style-name="ce48" office:value-type="float" office:value="36683" calcext:value-type="float">
            <text:p>36,683</text:p>
          </table:table-cell>
          <table:table-cell table:style-name="ce31"/>
          <table:table-cell table:style-name="ce28" office:value-type="string" calcext:value-type="string">
            <text:p>64</text:p>
          </table:table-cell>
          <table:table-cell table:style-name="ce30" office:value-type="float" office:value="66261" calcext:value-type="float">
            <text:p>66,261</text:p>
          </table:table-cell>
          <table:table-cell table:style-name="ce48" office:value-type="float" office:value="32076" calcext:value-type="float">
            <text:p>32,076</text:p>
          </table:table-cell>
          <table:table-cell table:style-name="ce48" office:value-type="float" office:value="34185" calcext:value-type="float">
            <text:p>34,185</text:p>
          </table:table-cell>
          <table:table-cell table:number-columns-repeated="1010"/>
        </table:table-row>
        <table:table-row table:style-name="ro2">
          <table:table-cell table:style-name="ce29" office:value-type="string" calcext:value-type="string">
            <text:p>0 - 4</text:p>
          </table:table-cell>
          <table:table-cell table:style-name="ce45" office:value-type="float" office:value="263806" calcext:value-type="float">
            <text:p>263,806</text:p>
          </table:table-cell>
          <table:table-cell table:style-name="ce45" office:value-type="float" office:value="135959" calcext:value-type="float">
            <text:p>135,959</text:p>
          </table:table-cell>
          <table:table-cell table:style-name="ce45" office:value-type="float" office:value="127847" calcext:value-type="float">
            <text:p>127,847</text:p>
          </table:table-cell>
          <table:table-cell table:style-name="ce45"/>
          <table:table-cell table:style-name="ce29" office:value-type="string" calcext:value-type="string">
            <text:p><text:s/>30 - 34</text:p>
          </table:table-cell>
          <table:table-cell table:style-name="ce40" office:value-type="float" office:value="374069" calcext:value-type="float">
            <text:p>374,069</text:p>
          </table:table-cell>
          <table:table-cell table:style-name="ce45" office:value-type="float" office:value="185637" calcext:value-type="float">
            <text:p>185,637</text:p>
          </table:table-cell>
          <table:table-cell table:style-name="ce45" office:value-type="float" office:value="188432" calcext:value-type="float">
            <text:p>188,432</text:p>
          </table:table-cell>
          <table:table-cell table:style-name="ce45"/>
          <table:table-cell table:style-name="ce29" office:value-type="string" calcext:value-type="string">
            <text:p><text:s/>60 - 64</text:p>
          </table:table-cell>
          <table:table-cell table:style-name="ce45" office:value-type="float" office:value="352569" calcext:value-type="float">
            <text:p>352,569</text:p>
          </table:table-cell>
          <table:table-cell table:style-name="ce45" office:value-type="float" office:value="170701" calcext:value-type="float">
            <text:p>170,701</text:p>
          </table:table-cell>
          <table:table-cell office:value-type="float" office:value="181868" calcext:value-type="float">
            <text:p>181,86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5</text:p>
          </table:table-cell>
          <table:table-cell table:style-name="ce30" office:value-type="float" office:value="57581" calcext:value-type="float">
            <text:p>57,581</text:p>
          </table:table-cell>
          <table:table-cell table:style-name="ce48" office:value-type="float" office:value="29534" calcext:value-type="float">
            <text:p>29,534</text:p>
          </table:table-cell>
          <table:table-cell table:style-name="ce48" office:value-type="float" office:value="28047" calcext:value-type="float">
            <text:p>28,047</text:p>
          </table:table-cell>
          <table:table-cell table:style-name="ce31"/>
          <table:table-cell table:style-name="ce28" office:value-type="string" calcext:value-type="string">
            <text:p>35</text:p>
          </table:table-cell>
          <table:table-cell table:style-name="ce42" office:value-type="float" office:value="72209" calcext:value-type="float">
            <text:p>72,209</text:p>
          </table:table-cell>
          <table:table-cell table:style-name="ce48" office:value-type="float" office:value="35395" calcext:value-type="float">
            <text:p>35,395</text:p>
          </table:table-cell>
          <table:table-cell table:style-name="ce48" office:value-type="float" office:value="36814" calcext:value-type="float">
            <text:p>36,814</text:p>
          </table:table-cell>
          <table:table-cell table:style-name="ce31"/>
          <table:table-cell table:style-name="ce28" office:value-type="string" calcext:value-type="string">
            <text:p>65</text:p>
          </table:table-cell>
          <table:table-cell table:style-name="ce30" office:value-type="float" office:value="63006" calcext:value-type="float">
            <text:p>63,006</text:p>
          </table:table-cell>
          <table:table-cell table:style-name="ce48" office:value-type="float" office:value="30304" calcext:value-type="float">
            <text:p>30,304</text:p>
          </table:table-cell>
          <table:table-cell table:style-name="ce48" office:value-type="float" office:value="32702" calcext:value-type="float">
            <text:p>32,7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6</text:p>
          </table:table-cell>
          <table:table-cell table:style-name="ce30" office:value-type="float" office:value="57938" calcext:value-type="float">
            <text:p>57,938</text:p>
          </table:table-cell>
          <table:table-cell table:style-name="ce48" office:value-type="float" office:value="29780" calcext:value-type="float">
            <text:p>29,780</text:p>
          </table:table-cell>
          <table:table-cell table:style-name="ce48" office:value-type="float" office:value="28158" calcext:value-type="float">
            <text:p>28,158</text:p>
          </table:table-cell>
          <table:table-cell table:style-name="ce31"/>
          <table:table-cell table:style-name="ce28" office:value-type="string" calcext:value-type="string">
            <text:p>36</text:p>
          </table:table-cell>
          <table:table-cell table:style-name="ce42" office:value-type="float" office:value="70023" calcext:value-type="float">
            <text:p>70,023</text:p>
          </table:table-cell>
          <table:table-cell table:style-name="ce48" office:value-type="float" office:value="34347" calcext:value-type="float">
            <text:p>34,347</text:p>
          </table:table-cell>
          <table:table-cell table:style-name="ce48" office:value-type="float" office:value="35676" calcext:value-type="float">
            <text:p>35,676</text:p>
          </table:table-cell>
          <table:table-cell table:style-name="ce31"/>
          <table:table-cell table:style-name="ce28" office:value-type="string" calcext:value-type="string">
            <text:p>66</text:p>
          </table:table-cell>
          <table:table-cell table:style-name="ce30" office:value-type="float" office:value="61854" calcext:value-type="float">
            <text:p>61,854</text:p>
          </table:table-cell>
          <table:table-cell table:style-name="ce48" office:value-type="float" office:value="29900" calcext:value-type="float">
            <text:p>29,900</text:p>
          </table:table-cell>
          <table:table-cell table:style-name="ce48" office:value-type="float" office:value="31954" calcext:value-type="float">
            <text:p>31,95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</text:p>
          </table:table-cell>
          <table:table-cell table:style-name="ce30" office:value-type="float" office:value="59171" calcext:value-type="float">
            <text:p>59,171</text:p>
          </table:table-cell>
          <table:table-cell table:style-name="ce48" office:value-type="float" office:value="30302" calcext:value-type="float">
            <text:p>30,302</text:p>
          </table:table-cell>
          <table:table-cell table:style-name="ce48" office:value-type="float" office:value="28869" calcext:value-type="float">
            <text:p>28,869</text:p>
          </table:table-cell>
          <table:table-cell table:style-name="ce31"/>
          <table:table-cell table:style-name="ce28" office:value-type="string" calcext:value-type="string">
            <text:p>37</text:p>
          </table:table-cell>
          <table:table-cell table:style-name="ce42" office:value-type="float" office:value="70666" calcext:value-type="float">
            <text:p>70,666</text:p>
          </table:table-cell>
          <table:table-cell table:style-name="ce48" office:value-type="float" office:value="34507" calcext:value-type="float">
            <text:p>34,507</text:p>
          </table:table-cell>
          <table:table-cell table:style-name="ce48" office:value-type="float" office:value="36159" calcext:value-type="float">
            <text:p>36,159</text:p>
          </table:table-cell>
          <table:table-cell table:style-name="ce31"/>
          <table:table-cell table:style-name="ce28" office:value-type="string" calcext:value-type="string">
            <text:p>67</text:p>
          </table:table-cell>
          <table:table-cell table:style-name="ce30" office:value-type="float" office:value="60188" calcext:value-type="float">
            <text:p>60,188</text:p>
          </table:table-cell>
          <table:table-cell table:style-name="ce48" office:value-type="float" office:value="28987" calcext:value-type="float">
            <text:p>28,987</text:p>
          </table:table-cell>
          <table:table-cell table:style-name="ce48" office:value-type="float" office:value="31201" calcext:value-type="float">
            <text:p>31,20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8</text:p>
          </table:table-cell>
          <table:table-cell table:style-name="ce30" office:value-type="float" office:value="60666" calcext:value-type="float">
            <text:p>60,666</text:p>
          </table:table-cell>
          <table:table-cell table:style-name="ce48" office:value-type="float" office:value="31221" calcext:value-type="float">
            <text:p>31,221</text:p>
          </table:table-cell>
          <table:table-cell table:style-name="ce48" office:value-type="float" office:value="29445" calcext:value-type="float">
            <text:p>29,445</text:p>
          </table:table-cell>
          <table:table-cell table:style-name="ce31"/>
          <table:table-cell table:style-name="ce28" office:value-type="string" calcext:value-type="string">
            <text:p>38</text:p>
          </table:table-cell>
          <table:table-cell table:style-name="ce42" office:value-type="float" office:value="71648" calcext:value-type="float">
            <text:p>71,648</text:p>
          </table:table-cell>
          <table:table-cell table:style-name="ce48" office:value-type="float" office:value="34878" calcext:value-type="float">
            <text:p>34,878</text:p>
          </table:table-cell>
          <table:table-cell table:style-name="ce48" office:value-type="float" office:value="36770" calcext:value-type="float">
            <text:p>36,770</text:p>
          </table:table-cell>
          <table:table-cell table:style-name="ce31"/>
          <table:table-cell table:style-name="ce28" office:value-type="string" calcext:value-type="string">
            <text:p>68</text:p>
          </table:table-cell>
          <table:table-cell table:style-name="ce30" office:value-type="float" office:value="57711" calcext:value-type="float">
            <text:p>57,711</text:p>
          </table:table-cell>
          <table:table-cell table:style-name="ce48" office:value-type="float" office:value="27736" calcext:value-type="float">
            <text:p>27,736</text:p>
          </table:table-cell>
          <table:table-cell table:style-name="ce48" office:value-type="float" office:value="29975" calcext:value-type="float">
            <text:p>29,97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</text:p>
          </table:table-cell>
          <table:table-cell table:style-name="ce30" office:value-type="float" office:value="62547" calcext:value-type="float">
            <text:p>62,547</text:p>
          </table:table-cell>
          <table:table-cell table:style-name="ce48" office:value-type="float" office:value="32010" calcext:value-type="float">
            <text:p>32,010</text:p>
          </table:table-cell>
          <table:table-cell table:style-name="ce48" office:value-type="float" office:value="30537" calcext:value-type="float">
            <text:p>30,537</text:p>
          </table:table-cell>
          <table:table-cell table:style-name="ce31"/>
          <table:table-cell table:style-name="ce28" office:value-type="string" calcext:value-type="string">
            <text:p>39</text:p>
          </table:table-cell>
          <table:table-cell table:style-name="ce42" office:value-type="float" office:value="71120" calcext:value-type="float">
            <text:p>71,120</text:p>
          </table:table-cell>
          <table:table-cell table:style-name="ce48" office:value-type="float" office:value="34952" calcext:value-type="float">
            <text:p>34,952</text:p>
          </table:table-cell>
          <table:table-cell table:style-name="ce48" office:value-type="float" office:value="36168" calcext:value-type="float">
            <text:p>36,168</text:p>
          </table:table-cell>
          <table:table-cell table:style-name="ce31"/>
          <table:table-cell table:style-name="ce28" office:value-type="string" calcext:value-type="string">
            <text:p>69</text:p>
          </table:table-cell>
          <table:table-cell table:style-name="ce30" office:value-type="float" office:value="57674" calcext:value-type="float">
            <text:p>57,674</text:p>
          </table:table-cell>
          <table:table-cell table:style-name="ce48" office:value-type="float" office:value="27602" calcext:value-type="float">
            <text:p>27,602</text:p>
          </table:table-cell>
          <table:table-cell table:style-name="ce48" office:value-type="float" office:value="30072" calcext:value-type="float">
            <text:p>30,072</text:p>
          </table:table-cell>
          <table:table-cell table:number-columns-repeated="1010"/>
        </table:table-row>
        <table:table-row table:style-name="ro2">
          <table:table-cell table:style-name="ce29" office:value-type="string" calcext:value-type="string">
            <text:p>5 - 9</text:p>
          </table:table-cell>
          <table:table-cell table:style-name="ce45" office:value-type="float" office:value="297903" calcext:value-type="float">
            <text:p>297,903</text:p>
          </table:table-cell>
          <table:table-cell table:style-name="ce45" office:value-type="float" office:value="152847" calcext:value-type="float">
            <text:p>152,847</text:p>
          </table:table-cell>
          <table:table-cell table:style-name="ce45" office:value-type="float" office:value="145056" calcext:value-type="float">
            <text:p>145,056</text:p>
          </table:table-cell>
          <table:table-cell table:style-name="ce45"/>
          <table:table-cell table:style-name="ce29" office:value-type="string" calcext:value-type="string">
            <text:p><text:s/>35 - 39</text:p>
          </table:table-cell>
          <table:table-cell table:style-name="ce40" office:value-type="float" office:value="355666" calcext:value-type="float">
            <text:p>355,666</text:p>
          </table:table-cell>
          <table:table-cell table:style-name="ce45" office:value-type="float" office:value="174079" calcext:value-type="float">
            <text:p>174,079</text:p>
          </table:table-cell>
          <table:table-cell table:style-name="ce45" office:value-type="float" office:value="181587" calcext:value-type="float">
            <text:p>181,587</text:p>
          </table:table-cell>
          <table:table-cell table:style-name="ce45"/>
          <table:table-cell table:style-name="ce29" office:value-type="string" calcext:value-type="string">
            <text:p><text:s/>65 - 69</text:p>
          </table:table-cell>
          <table:table-cell table:style-name="ce45" office:value-type="float" office:value="300433" calcext:value-type="float">
            <text:p>300,433</text:p>
          </table:table-cell>
          <table:table-cell table:style-name="ce45" office:value-type="float" office:value="144529" calcext:value-type="float">
            <text:p>144,529</text:p>
          </table:table-cell>
          <table:table-cell office:value-type="float" office:value="155904" calcext:value-type="float">
            <text:p>155,9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0</text:p>
          </table:table-cell>
          <table:table-cell table:style-name="ce30" office:value-type="float" office:value="59638" calcext:value-type="float">
            <text:p>59,638</text:p>
          </table:table-cell>
          <table:table-cell table:style-name="ce48" office:value-type="float" office:value="30319" calcext:value-type="float">
            <text:p>30,319</text:p>
          </table:table-cell>
          <table:table-cell table:style-name="ce48" office:value-type="float" office:value="29319" calcext:value-type="float">
            <text:p>29,319</text:p>
          </table:table-cell>
          <table:table-cell table:style-name="ce31"/>
          <table:table-cell table:style-name="ce28" office:value-type="string" calcext:value-type="string">
            <text:p>40</text:p>
          </table:table-cell>
          <table:table-cell table:style-name="ce42" office:value-type="float" office:value="69697" calcext:value-type="float">
            <text:p>69,697</text:p>
          </table:table-cell>
          <table:table-cell table:style-name="ce48" office:value-type="float" office:value="34304" calcext:value-type="float">
            <text:p>34,304</text:p>
          </table:table-cell>
          <table:table-cell table:style-name="ce48" office:value-type="float" office:value="35393" calcext:value-type="float">
            <text:p>35,393</text:p>
          </table:table-cell>
          <table:table-cell table:style-name="ce31"/>
          <table:table-cell table:style-name="ce28" office:value-type="string" calcext:value-type="string">
            <text:p>70</text:p>
          </table:table-cell>
          <table:table-cell table:style-name="ce30" office:value-type="float" office:value="57542" calcext:value-type="float">
            <text:p>57,542</text:p>
          </table:table-cell>
          <table:table-cell table:style-name="ce48" office:value-type="float" office:value="27617" calcext:value-type="float">
            <text:p>27,617</text:p>
          </table:table-cell>
          <table:table-cell table:style-name="ce48" office:value-type="float" office:value="29925" calcext:value-type="float">
            <text:p>29,92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1</text:p>
          </table:table-cell>
          <table:table-cell table:style-name="ce30" office:value-type="float" office:value="61301" calcext:value-type="float">
            <text:p>61,301</text:p>
          </table:table-cell>
          <table:table-cell table:style-name="ce48" office:value-type="float" office:value="31233" calcext:value-type="float">
            <text:p>31,233</text:p>
          </table:table-cell>
          <table:table-cell table:style-name="ce48" office:value-type="float" office:value="30068" calcext:value-type="float">
            <text:p>30,068</text:p>
          </table:table-cell>
          <table:table-cell table:style-name="ce31"/>
          <table:table-cell table:style-name="ce28" office:value-type="string" calcext:value-type="string">
            <text:p>41</text:p>
          </table:table-cell>
          <table:table-cell table:style-name="ce42" office:value-type="float" office:value="67069" calcext:value-type="float">
            <text:p>67,069</text:p>
          </table:table-cell>
          <table:table-cell table:style-name="ce48" office:value-type="float" office:value="33278" calcext:value-type="float">
            <text:p>33,278</text:p>
          </table:table-cell>
          <table:table-cell table:style-name="ce48" office:value-type="float" office:value="33791" calcext:value-type="float">
            <text:p>33,791</text:p>
          </table:table-cell>
          <table:table-cell table:style-name="ce31"/>
          <table:table-cell table:style-name="ce28" office:value-type="string" calcext:value-type="string">
            <text:p>71</text:p>
          </table:table-cell>
          <table:table-cell table:style-name="ce30" office:value-type="float" office:value="58270" calcext:value-type="float">
            <text:p>58,270</text:p>
          </table:table-cell>
          <table:table-cell table:style-name="ce48" office:value-type="float" office:value="27835" calcext:value-type="float">
            <text:p>27,835</text:p>
          </table:table-cell>
          <table:table-cell table:style-name="ce48" office:value-type="float" office:value="30435" calcext:value-type="float">
            <text:p>30,43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2</text:p>
          </table:table-cell>
          <table:table-cell table:style-name="ce30" office:value-type="float" office:value="61018" calcext:value-type="float">
            <text:p>61,018</text:p>
          </table:table-cell>
          <table:table-cell table:style-name="ce48" office:value-type="float" office:value="31065" calcext:value-type="float">
            <text:p>31,065</text:p>
          </table:table-cell>
          <table:table-cell table:style-name="ce48" office:value-type="float" office:value="29953" calcext:value-type="float">
            <text:p>29,953</text:p>
          </table:table-cell>
          <table:table-cell table:style-name="ce31"/>
          <table:table-cell table:style-name="ce28" office:value-type="string" calcext:value-type="string">
            <text:p>42</text:p>
          </table:table-cell>
          <table:table-cell table:style-name="ce42" office:value-type="float" office:value="62260" calcext:value-type="float">
            <text:p>62,260</text:p>
          </table:table-cell>
          <table:table-cell table:style-name="ce48" office:value-type="float" office:value="30301" calcext:value-type="float">
            <text:p>30,301</text:p>
          </table:table-cell>
          <table:table-cell table:style-name="ce48" office:value-type="float" office:value="31959" calcext:value-type="float">
            <text:p>31,959</text:p>
          </table:table-cell>
          <table:table-cell table:style-name="ce31"/>
          <table:table-cell table:style-name="ce28" office:value-type="string" calcext:value-type="string">
            <text:p>72</text:p>
          </table:table-cell>
          <table:table-cell table:style-name="ce30" office:value-type="float" office:value="59477" calcext:value-type="float">
            <text:p>59,477</text:p>
          </table:table-cell>
          <table:table-cell table:style-name="ce48" office:value-type="float" office:value="28358" calcext:value-type="float">
            <text:p>28,358</text:p>
          </table:table-cell>
          <table:table-cell table:style-name="ce48" office:value-type="float" office:value="31119" calcext:value-type="float">
            <text:p>31,11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3</text:p>
          </table:table-cell>
          <table:table-cell table:style-name="ce30" office:value-type="float" office:value="58637" calcext:value-type="float">
            <text:p>58,637</text:p>
          </table:table-cell>
          <table:table-cell table:style-name="ce48" office:value-type="float" office:value="29959" calcext:value-type="float">
            <text:p>29,959</text:p>
          </table:table-cell>
          <table:table-cell table:style-name="ce48" office:value-type="float" office:value="28678" calcext:value-type="float">
            <text:p>28,678</text:p>
          </table:table-cell>
          <table:table-cell table:style-name="ce31"/>
          <table:table-cell table:style-name="ce28" office:value-type="string" calcext:value-type="string">
            <text:p>43</text:p>
          </table:table-cell>
          <table:table-cell table:style-name="ce42" office:value-type="float" office:value="61058" calcext:value-type="float">
            <text:p>61,058</text:p>
          </table:table-cell>
          <table:table-cell table:style-name="ce48" office:value-type="float" office:value="30239" calcext:value-type="float">
            <text:p>30,239</text:p>
          </table:table-cell>
          <table:table-cell table:style-name="ce48" office:value-type="float" office:value="30819" calcext:value-type="float">
            <text:p>30,819</text:p>
          </table:table-cell>
          <table:table-cell table:style-name="ce31"/>
          <table:table-cell table:style-name="ce28" office:value-type="string" calcext:value-type="string">
            <text:p>73</text:p>
          </table:table-cell>
          <table:table-cell table:style-name="ce30" office:value-type="float" office:value="63508" calcext:value-type="float">
            <text:p>63,508</text:p>
          </table:table-cell>
          <table:table-cell table:style-name="ce48" office:value-type="float" office:value="29943" calcext:value-type="float">
            <text:p>29,943</text:p>
          </table:table-cell>
          <table:table-cell table:style-name="ce48" office:value-type="float" office:value="33565" calcext:value-type="float">
            <text:p>33,56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4</text:p>
          </table:table-cell>
          <table:table-cell table:style-name="ce30" office:value-type="float" office:value="57487" calcext:value-type="float">
            <text:p>57,487</text:p>
          </table:table-cell>
          <table:table-cell table:style-name="ce48" office:value-type="float" office:value="29299" calcext:value-type="float">
            <text:p>29,299</text:p>
          </table:table-cell>
          <table:table-cell table:style-name="ce48" office:value-type="float" office:value="28188" calcext:value-type="float">
            <text:p>28,188</text:p>
          </table:table-cell>
          <table:table-cell table:style-name="ce31"/>
          <table:table-cell table:style-name="ce28" office:value-type="string" calcext:value-type="string">
            <text:p>44</text:p>
          </table:table-cell>
          <table:table-cell table:style-name="ce42" office:value-type="float" office:value="64282" calcext:value-type="float">
            <text:p>64,282</text:p>
          </table:table-cell>
          <table:table-cell table:style-name="ce48" office:value-type="float" office:value="31464" calcext:value-type="float">
            <text:p>31,464</text:p>
          </table:table-cell>
          <table:table-cell table:style-name="ce48" office:value-type="float" office:value="32818" calcext:value-type="float">
            <text:p>32,818</text:p>
          </table:table-cell>
          <table:table-cell table:style-name="ce31"/>
          <table:table-cell table:style-name="ce28" office:value-type="string" calcext:value-type="string">
            <text:p>74</text:p>
          </table:table-cell>
          <table:table-cell table:style-name="ce30" office:value-type="float" office:value="47033" calcext:value-type="float">
            <text:p>47,033</text:p>
          </table:table-cell>
          <table:table-cell table:style-name="ce48" office:value-type="float" office:value="22157" calcext:value-type="float">
            <text:p>22,157</text:p>
          </table:table-cell>
          <table:table-cell table:style-name="ce48" office:value-type="float" office:value="24876" calcext:value-type="float">
            <text:p>24,876</text:p>
          </table:table-cell>
          <table:table-cell table:number-columns-repeated="1010"/>
        </table:table-row>
        <table:table-row table:style-name="ro2">
          <table:table-cell table:style-name="ce29" office:value-type="string" calcext:value-type="string">
            <text:p>10 - 14</text:p>
          </table:table-cell>
          <table:table-cell table:style-name="ce45" office:value-type="float" office:value="298081" calcext:value-type="float">
            <text:p>298,081</text:p>
          </table:table-cell>
          <table:table-cell table:style-name="ce45" office:value-type="float" office:value="151875" calcext:value-type="float">
            <text:p>151,875</text:p>
          </table:table-cell>
          <table:table-cell table:style-name="ce45" office:value-type="float" office:value="146206" calcext:value-type="float">
            <text:p>146,206</text:p>
          </table:table-cell>
          <table:table-cell table:style-name="ce45"/>
          <table:table-cell table:style-name="ce29" office:value-type="string" calcext:value-type="string">
            <text:p>40 - 44</text:p>
          </table:table-cell>
          <table:table-cell table:style-name="ce40" office:value-type="float" office:value="324366" calcext:value-type="float">
            <text:p>324,366</text:p>
          </table:table-cell>
          <table:table-cell table:style-name="ce45" office:value-type="float" office:value="159586" calcext:value-type="float">
            <text:p>159,586</text:p>
          </table:table-cell>
          <table:table-cell table:style-name="ce45" office:value-type="float" office:value="164780" calcext:value-type="float">
            <text:p>164,780</text:p>
          </table:table-cell>
          <table:table-cell table:style-name="ce45"/>
          <table:table-cell table:style-name="ce29" office:value-type="string" calcext:value-type="string">
            <text:p><text:s/>70 - 74</text:p>
          </table:table-cell>
          <table:table-cell table:style-name="ce45" office:value-type="float" office:value="285830" calcext:value-type="float">
            <text:p>285,830</text:p>
          </table:table-cell>
          <table:table-cell table:style-name="ce45" office:value-type="float" office:value="135910" calcext:value-type="float">
            <text:p>135,910</text:p>
          </table:table-cell>
          <table:table-cell office:value-type="float" office:value="149920" calcext:value-type="float">
            <text:p>149,9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5</text:p>
          </table:table-cell>
          <table:table-cell table:style-name="ce30" office:value-type="float" office:value="56993" calcext:value-type="float">
            <text:p>56,993</text:p>
          </table:table-cell>
          <table:table-cell table:style-name="ce48" office:value-type="float" office:value="29326" calcext:value-type="float">
            <text:p>29,326</text:p>
          </table:table-cell>
          <table:table-cell table:style-name="ce48" office:value-type="float" office:value="27667" calcext:value-type="float">
            <text:p>27,667</text:p>
          </table:table-cell>
          <table:table-cell table:style-name="ce31"/>
          <table:table-cell table:style-name="ce28" office:value-type="string" calcext:value-type="string">
            <text:p>45</text:p>
          </table:table-cell>
          <table:table-cell table:style-name="ce42" office:value-type="float" office:value="64531" calcext:value-type="float">
            <text:p>64,531</text:p>
          </table:table-cell>
          <table:table-cell table:style-name="ce48" office:value-type="float" office:value="31228" calcext:value-type="float">
            <text:p>31,228</text:p>
          </table:table-cell>
          <table:table-cell table:style-name="ce48" office:value-type="float" office:value="33303" calcext:value-type="float">
            <text:p>33,303</text:p>
          </table:table-cell>
          <table:table-cell table:style-name="ce31"/>
          <table:table-cell table:style-name="ce28" office:value-type="string" calcext:value-type="string">
            <text:p>75</text:p>
          </table:table-cell>
          <table:table-cell table:style-name="ce30" office:value-type="float" office:value="43773" calcext:value-type="float">
            <text:p>43,773</text:p>
          </table:table-cell>
          <table:table-cell table:style-name="ce48" office:value-type="float" office:value="20173" calcext:value-type="float">
            <text:p>20,173</text:p>
          </table:table-cell>
          <table:table-cell table:style-name="ce48" office:value-type="float" office:value="23600" calcext:value-type="float">
            <text:p>23,6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6</text:p>
          </table:table-cell>
          <table:table-cell table:style-name="ce30" office:value-type="float" office:value="55890" calcext:value-type="float">
            <text:p>55,890</text:p>
          </table:table-cell>
          <table:table-cell table:style-name="ce48" office:value-type="float" office:value="28791" calcext:value-type="float">
            <text:p>28,791</text:p>
          </table:table-cell>
          <table:table-cell table:style-name="ce48" office:value-type="float" office:value="27099" calcext:value-type="float">
            <text:p>27,099</text:p>
          </table:table-cell>
          <table:table-cell table:style-name="ce31"/>
          <table:table-cell table:style-name="ce28" office:value-type="string" calcext:value-type="string">
            <text:p>46</text:p>
          </table:table-cell>
          <table:table-cell table:style-name="ce42" office:value-type="float" office:value="65662" calcext:value-type="float">
            <text:p>65,662</text:p>
          </table:table-cell>
          <table:table-cell table:style-name="ce48" office:value-type="float" office:value="32142" calcext:value-type="float">
            <text:p>32,142</text:p>
          </table:table-cell>
          <table:table-cell table:style-name="ce48" office:value-type="float" office:value="33520" calcext:value-type="float">
            <text:p>33,520</text:p>
          </table:table-cell>
          <table:table-cell table:style-name="ce31"/>
          <table:table-cell table:style-name="ce28" office:value-type="string" calcext:value-type="string">
            <text:p>76</text:p>
          </table:table-cell>
          <table:table-cell table:style-name="ce30" office:value-type="float" office:value="43790" calcext:value-type="float">
            <text:p>43,790</text:p>
          </table:table-cell>
          <table:table-cell table:style-name="ce48" office:value-type="float" office:value="20235" calcext:value-type="float">
            <text:p>20,235</text:p>
          </table:table-cell>
          <table:table-cell table:style-name="ce48" office:value-type="float" office:value="23555" calcext:value-type="float">
            <text:p>23,55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7</text:p>
          </table:table-cell>
          <table:table-cell table:style-name="ce30" office:value-type="float" office:value="54249" calcext:value-type="float">
            <text:p>54,249</text:p>
          </table:table-cell>
          <table:table-cell table:style-name="ce48" office:value-type="float" office:value="27769" calcext:value-type="float">
            <text:p>27,769</text:p>
          </table:table-cell>
          <table:table-cell table:style-name="ce48" office:value-type="float" office:value="26480" calcext:value-type="float">
            <text:p>26,480</text:p>
          </table:table-cell>
          <table:table-cell table:style-name="ce31"/>
          <table:table-cell table:style-name="ce28" office:value-type="string" calcext:value-type="string">
            <text:p>47</text:p>
          </table:table-cell>
          <table:table-cell table:style-name="ce42" office:value-type="float" office:value="69579" calcext:value-type="float">
            <text:p>69,579</text:p>
          </table:table-cell>
          <table:table-cell table:style-name="ce48" office:value-type="float" office:value="33936" calcext:value-type="float">
            <text:p>33,936</text:p>
          </table:table-cell>
          <table:table-cell table:style-name="ce48" office:value-type="float" office:value="35643" calcext:value-type="float">
            <text:p>35,643</text:p>
          </table:table-cell>
          <table:table-cell table:style-name="ce31"/>
          <table:table-cell table:style-name="ce28" office:value-type="string" calcext:value-type="string">
            <text:p>77</text:p>
          </table:table-cell>
          <table:table-cell table:style-name="ce30" office:value-type="float" office:value="40965" calcext:value-type="float">
            <text:p>40,965</text:p>
          </table:table-cell>
          <table:table-cell table:style-name="ce48" office:value-type="float" office:value="18429" calcext:value-type="float">
            <text:p>18,429</text:p>
          </table:table-cell>
          <table:table-cell table:style-name="ce48" office:value-type="float" office:value="22536" calcext:value-type="float">
            <text:p>22,53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8</text:p>
          </table:table-cell>
          <table:table-cell table:style-name="ce30" office:value-type="float" office:value="54563" calcext:value-type="float">
            <text:p>54,563</text:p>
          </table:table-cell>
          <table:table-cell table:style-name="ce48" office:value-type="float" office:value="27873" calcext:value-type="float">
            <text:p>27,873</text:p>
          </table:table-cell>
          <table:table-cell table:style-name="ce48" office:value-type="float" office:value="26690" calcext:value-type="float">
            <text:p>26,690</text:p>
          </table:table-cell>
          <table:table-cell table:style-name="ce31"/>
          <table:table-cell table:style-name="ce28" office:value-type="string" calcext:value-type="string">
            <text:p>48</text:p>
          </table:table-cell>
          <table:table-cell table:style-name="ce42" office:value-type="float" office:value="73692" calcext:value-type="float">
            <text:p>73,692</text:p>
          </table:table-cell>
          <table:table-cell table:style-name="ce48" office:value-type="float" office:value="35521" calcext:value-type="float">
            <text:p>35,521</text:p>
          </table:table-cell>
          <table:table-cell table:style-name="ce48" office:value-type="float" office:value="38171" calcext:value-type="float">
            <text:p>38,171</text:p>
          </table:table-cell>
          <table:table-cell table:style-name="ce31"/>
          <table:table-cell table:style-name="ce28" office:value-type="string" calcext:value-type="string">
            <text:p>78</text:p>
          </table:table-cell>
          <table:table-cell table:style-name="ce30" office:value-type="float" office:value="36647" calcext:value-type="float">
            <text:p>36,647</text:p>
          </table:table-cell>
          <table:table-cell table:style-name="ce48" office:value-type="float" office:value="16095" calcext:value-type="float">
            <text:p>16,095</text:p>
          </table:table-cell>
          <table:table-cell table:style-name="ce48" office:value-type="float" office:value="20552" calcext:value-type="float">
            <text:p>20,55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</text:p>
          </table:table-cell>
          <table:table-cell table:style-name="ce30" office:value-type="float" office:value="60425" calcext:value-type="float">
            <text:p>60,425</text:p>
          </table:table-cell>
          <table:table-cell table:style-name="ce48" office:value-type="float" office:value="30448" calcext:value-type="float">
            <text:p>30,448</text:p>
          </table:table-cell>
          <table:table-cell table:style-name="ce48" office:value-type="float" office:value="29977" calcext:value-type="float">
            <text:p>29,977</text:p>
          </table:table-cell>
          <table:table-cell table:style-name="ce31"/>
          <table:table-cell table:style-name="ce28" office:value-type="string" calcext:value-type="string">
            <text:p>49</text:p>
          </table:table-cell>
          <table:table-cell table:style-name="ce42" office:value-type="float" office:value="76460" calcext:value-type="float">
            <text:p>76,460</text:p>
          </table:table-cell>
          <table:table-cell table:style-name="ce48" office:value-type="float" office:value="36549" calcext:value-type="float">
            <text:p>36,549</text:p>
          </table:table-cell>
          <table:table-cell table:style-name="ce48" office:value-type="float" office:value="39911" calcext:value-type="float">
            <text:p>39,911</text:p>
          </table:table-cell>
          <table:table-cell table:style-name="ce31"/>
          <table:table-cell table:style-name="ce28" office:value-type="string" calcext:value-type="string">
            <text:p>79</text:p>
          </table:table-cell>
          <table:table-cell table:style-name="ce30" office:value-type="float" office:value="33035" calcext:value-type="float">
            <text:p>33,035</text:p>
          </table:table-cell>
          <table:table-cell table:style-name="ce48" office:value-type="float" office:value="14274" calcext:value-type="float">
            <text:p>14,274</text:p>
          </table:table-cell>
          <table:table-cell table:style-name="ce48" office:value-type="float" office:value="18761" calcext:value-type="float">
            <text:p>18,761</text:p>
          </table:table-cell>
          <table:table-cell table:number-columns-repeated="1010"/>
        </table:table-row>
        <table:table-row table:style-name="ro2">
          <table:table-cell table:style-name="ce29" office:value-type="string" calcext:value-type="string">
            <text:p>15 - 19</text:p>
          </table:table-cell>
          <table:table-cell table:style-name="ce45" office:value-type="float" office:value="282120" calcext:value-type="float">
            <text:p>282,120</text:p>
          </table:table-cell>
          <table:table-cell table:style-name="ce45" office:value-type="float" office:value="144207" calcext:value-type="float">
            <text:p>144,207</text:p>
          </table:table-cell>
          <table:table-cell table:style-name="ce45" office:value-type="float" office:value="137913" calcext:value-type="float">
            <text:p>137,913</text:p>
          </table:table-cell>
          <table:table-cell table:style-name="ce45"/>
          <table:table-cell table:style-name="ce29" office:value-type="string" calcext:value-type="string">
            <text:p><text:s/>45 - 49</text:p>
          </table:table-cell>
          <table:table-cell table:style-name="ce40" office:value-type="float" office:value="349924" calcext:value-type="float">
            <text:p>349,924</text:p>
          </table:table-cell>
          <table:table-cell table:style-name="ce45" office:value-type="float" office:value="169376" calcext:value-type="float">
            <text:p>169,376</text:p>
          </table:table-cell>
          <table:table-cell table:style-name="ce45" office:value-type="float" office:value="180548" calcext:value-type="float">
            <text:p>180,548</text:p>
          </table:table-cell>
          <table:table-cell table:style-name="ce45"/>
          <table:table-cell table:style-name="ce29" office:value-type="string" calcext:value-type="string">
            <text:p><text:s/>75 - 79</text:p>
          </table:table-cell>
          <table:table-cell table:style-name="ce45" office:value-type="float" office:value="198210" calcext:value-type="float">
            <text:p>198,210</text:p>
          </table:table-cell>
          <table:table-cell table:style-name="ce45" office:value-type="float" office:value="89206" calcext:value-type="float">
            <text:p>89,206</text:p>
          </table:table-cell>
          <table:table-cell office:value-type="float" office:value="109004" calcext:value-type="float">
            <text:p>109,0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</text:p>
          </table:table-cell>
          <table:table-cell table:style-name="ce30" office:value-type="float" office:value="63647" calcext:value-type="float">
            <text:p>63,647</text:p>
          </table:table-cell>
          <table:table-cell table:style-name="ce48" office:value-type="float" office:value="32341" calcext:value-type="float">
            <text:p>32,341</text:p>
          </table:table-cell>
          <table:table-cell table:style-name="ce48" office:value-type="float" office:value="31306" calcext:value-type="float">
            <text:p>31,306</text:p>
          </table:table-cell>
          <table:table-cell table:style-name="ce31"/>
          <table:table-cell table:style-name="ce28" office:value-type="string" calcext:value-type="string">
            <text:p>50</text:p>
          </table:table-cell>
          <table:table-cell table:style-name="ce42" office:value-type="float" office:value="75377" calcext:value-type="float">
            <text:p>75,377</text:p>
          </table:table-cell>
          <table:table-cell table:style-name="ce48" office:value-type="float" office:value="36115" calcext:value-type="float">
            <text:p>36,115</text:p>
          </table:table-cell>
          <table:table-cell table:style-name="ce48" office:value-type="float" office:value="39262" calcext:value-type="float">
            <text:p>39,262</text:p>
          </table:table-cell>
          <table:table-cell table:style-name="ce31"/>
          <table:table-cell table:style-name="ce28" office:value-type="string" calcext:value-type="string">
            <text:p>80</text:p>
          </table:table-cell>
          <table:table-cell table:style-name="ce30" office:value-type="float" office:value="32822" calcext:value-type="float">
            <text:p>32,822</text:p>
          </table:table-cell>
          <table:table-cell table:style-name="ce48" office:value-type="float" office:value="14182" calcext:value-type="float">
            <text:p>14,182</text:p>
          </table:table-cell>
          <table:table-cell table:style-name="ce48" office:value-type="float" office:value="18640" calcext:value-type="float">
            <text:p>18,64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1</text:p>
          </table:table-cell>
          <table:table-cell table:style-name="ce30" office:value-type="float" office:value="66446" calcext:value-type="float">
            <text:p>66,446</text:p>
          </table:table-cell>
          <table:table-cell table:style-name="ce48" office:value-type="float" office:value="33702" calcext:value-type="float">
            <text:p>33,702</text:p>
          </table:table-cell>
          <table:table-cell table:style-name="ce48" office:value-type="float" office:value="32744" calcext:value-type="float">
            <text:p>32,744</text:p>
          </table:table-cell>
          <table:table-cell table:style-name="ce31"/>
          <table:table-cell table:style-name="ce28" office:value-type="string" calcext:value-type="string">
            <text:p>51</text:p>
          </table:table-cell>
          <table:table-cell table:style-name="ce42" office:value-type="float" office:value="78343" calcext:value-type="float">
            <text:p>78,343</text:p>
          </table:table-cell>
          <table:table-cell table:style-name="ce48" office:value-type="float" office:value="37626" calcext:value-type="float">
            <text:p>37,626</text:p>
          </table:table-cell>
          <table:table-cell table:style-name="ce48" office:value-type="float" office:value="40717" calcext:value-type="float">
            <text:p>40,717</text:p>
          </table:table-cell>
          <table:table-cell table:style-name="ce31"/>
          <table:table-cell table:style-name="ce28" office:value-type="string" calcext:value-type="string">
            <text:p>81</text:p>
          </table:table-cell>
          <table:table-cell table:style-name="ce30" office:value-type="float" office:value="31017" calcext:value-type="float">
            <text:p>31,017</text:p>
          </table:table-cell>
          <table:table-cell table:style-name="ce48" office:value-type="float" office:value="13297" calcext:value-type="float">
            <text:p>13,297</text:p>
          </table:table-cell>
          <table:table-cell table:style-name="ce48" office:value-type="float" office:value="17720" calcext:value-type="float">
            <text:p>17,7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2</text:p>
          </table:table-cell>
          <table:table-cell table:style-name="ce30" office:value-type="float" office:value="68571" calcext:value-type="float">
            <text:p>68,571</text:p>
          </table:table-cell>
          <table:table-cell table:style-name="ce48" office:value-type="float" office:value="34673" calcext:value-type="float">
            <text:p>34,673</text:p>
          </table:table-cell>
          <table:table-cell table:style-name="ce48" office:value-type="float" office:value="33898" calcext:value-type="float">
            <text:p>33,898</text:p>
          </table:table-cell>
          <table:table-cell table:style-name="ce31"/>
          <table:table-cell table:style-name="ce28" office:value-type="string" calcext:value-type="string">
            <text:p>52</text:p>
          </table:table-cell>
          <table:table-cell table:style-name="ce42" office:value-type="float" office:value="79712" calcext:value-type="float">
            <text:p>79,712</text:p>
          </table:table-cell>
          <table:table-cell table:style-name="ce48" office:value-type="float" office:value="38296" calcext:value-type="float">
            <text:p>38,296</text:p>
          </table:table-cell>
          <table:table-cell table:style-name="ce48" office:value-type="float" office:value="41416" calcext:value-type="float">
            <text:p>41,416</text:p>
          </table:table-cell>
          <table:table-cell table:style-name="ce31"/>
          <table:table-cell table:style-name="ce28" office:value-type="string" calcext:value-type="string">
            <text:p>82</text:p>
          </table:table-cell>
          <table:table-cell table:style-name="ce30" office:value-type="float" office:value="29101" calcext:value-type="float">
            <text:p>29,101</text:p>
          </table:table-cell>
          <table:table-cell table:style-name="ce48" office:value-type="float" office:value="12361" calcext:value-type="float">
            <text:p>12,361</text:p>
          </table:table-cell>
          <table:table-cell table:style-name="ce48" office:value-type="float" office:value="16740" calcext:value-type="float">
            <text:p>16,74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3</text:p>
          </table:table-cell>
          <table:table-cell table:style-name="ce30" office:value-type="float" office:value="71700" calcext:value-type="float">
            <text:p>71,700</text:p>
          </table:table-cell>
          <table:table-cell table:style-name="ce48" office:value-type="float" office:value="36271" calcext:value-type="float">
            <text:p>36,271</text:p>
          </table:table-cell>
          <table:table-cell table:style-name="ce48" office:value-type="float" office:value="35429" calcext:value-type="float">
            <text:p>35,429</text:p>
          </table:table-cell>
          <table:table-cell table:style-name="ce31"/>
          <table:table-cell table:style-name="ce28" office:value-type="string" calcext:value-type="string">
            <text:p>53</text:p>
          </table:table-cell>
          <table:table-cell table:style-name="ce42" office:value-type="float" office:value="80132" calcext:value-type="float">
            <text:p>80,132</text:p>
          </table:table-cell>
          <table:table-cell table:style-name="ce48" office:value-type="float" office:value="38949" calcext:value-type="float">
            <text:p>38,949</text:p>
          </table:table-cell>
          <table:table-cell table:style-name="ce48" office:value-type="float" office:value="41183" calcext:value-type="float">
            <text:p>41,183</text:p>
          </table:table-cell>
          <table:table-cell table:style-name="ce31"/>
          <table:table-cell table:style-name="ce28" office:value-type="string" calcext:value-type="string">
            <text:p>83</text:p>
          </table:table-cell>
          <table:table-cell table:style-name="ce30" office:value-type="float" office:value="26288" calcext:value-type="float">
            <text:p>26,288</text:p>
          </table:table-cell>
          <table:table-cell table:style-name="ce48" office:value-type="float" office:value="10775" calcext:value-type="float">
            <text:p>10,775</text:p>
          </table:table-cell>
          <table:table-cell table:style-name="ce48" office:value-type="float" office:value="15513" calcext:value-type="float">
            <text:p>15,51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4</text:p>
          </table:table-cell>
          <table:table-cell table:style-name="ce30" office:value-type="float" office:value="71391" calcext:value-type="float">
            <text:p>71,391</text:p>
          </table:table-cell>
          <table:table-cell table:style-name="ce48" office:value-type="float" office:value="36315" calcext:value-type="float">
            <text:p>36,315</text:p>
          </table:table-cell>
          <table:table-cell table:style-name="ce48" office:value-type="float" office:value="35076" calcext:value-type="float">
            <text:p>35,076</text:p>
          </table:table-cell>
          <table:table-cell table:style-name="ce31"/>
          <table:table-cell table:style-name="ce28" office:value-type="string" calcext:value-type="string">
            <text:p>54</text:p>
          </table:table-cell>
          <table:table-cell table:style-name="ce42" office:value-type="float" office:value="79549" calcext:value-type="float">
            <text:p>79,549</text:p>
          </table:table-cell>
          <table:table-cell table:style-name="ce48" office:value-type="float" office:value="38369" calcext:value-type="float">
            <text:p>38,369</text:p>
          </table:table-cell>
          <table:table-cell table:style-name="ce48" office:value-type="float" office:value="41180" calcext:value-type="float">
            <text:p>41,180</text:p>
          </table:table-cell>
          <table:table-cell table:style-name="ce31"/>
          <table:table-cell table:style-name="ce28" office:value-type="string" calcext:value-type="string">
            <text:p>84</text:p>
          </table:table-cell>
          <table:table-cell table:style-name="ce30" office:value-type="float" office:value="24068" calcext:value-type="float">
            <text:p>24,068</text:p>
          </table:table-cell>
          <table:table-cell table:style-name="ce48" office:value-type="float" office:value="9655" calcext:value-type="float">
            <text:p>9,655</text:p>
          </table:table-cell>
          <table:table-cell table:style-name="ce48" office:value-type="float" office:value="14413" calcext:value-type="float">
            <text:p>14,413</text:p>
          </table:table-cell>
          <table:table-cell table:number-columns-repeated="1010"/>
        </table:table-row>
        <table:table-row table:style-name="ro2">
          <table:table-cell table:style-name="ce29" office:value-type="string" calcext:value-type="string">
            <text:p>20 - 24</text:p>
          </table:table-cell>
          <table:table-cell table:style-name="ce45" office:value-type="float" office:value="341755" calcext:value-type="float">
            <text:p>341,755</text:p>
          </table:table-cell>
          <table:table-cell table:style-name="ce45" office:value-type="float" office:value="173302" calcext:value-type="float">
            <text:p>173,302</text:p>
          </table:table-cell>
          <table:table-cell table:style-name="ce45" office:value-type="float" office:value="168453" calcext:value-type="float">
            <text:p>168,453</text:p>
          </table:table-cell>
          <table:table-cell table:style-name="ce45"/>
          <table:table-cell table:style-name="ce29" office:value-type="string" calcext:value-type="string">
            <text:p><text:s/>50 - 54</text:p>
          </table:table-cell>
          <table:table-cell table:style-name="ce40" office:value-type="float" office:value="393113" calcext:value-type="float">
            <text:p>393,113</text:p>
          </table:table-cell>
          <table:table-cell table:style-name="ce45" office:value-type="float" office:value="189355" calcext:value-type="float">
            <text:p>189,355</text:p>
          </table:table-cell>
          <table:table-cell table:style-name="ce45" office:value-type="float" office:value="203758" calcext:value-type="float">
            <text:p>203,758</text:p>
          </table:table-cell>
          <table:table-cell table:style-name="ce45"/>
          <table:table-cell table:style-name="ce29" office:value-type="string" calcext:value-type="string">
            <text:p><text:s/>80 - 84</text:p>
          </table:table-cell>
          <table:table-cell table:style-name="ce45" office:value-type="float" office:value="143296" calcext:value-type="float">
            <text:p>143,296</text:p>
          </table:table-cell>
          <table:table-cell table:style-name="ce45" office:value-type="float" office:value="60270" calcext:value-type="float">
            <text:p>60,270</text:p>
          </table:table-cell>
          <table:table-cell office:value-type="float" office:value="83026" calcext:value-type="float">
            <text:p>83,02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5</text:p>
          </table:table-cell>
          <table:table-cell table:style-name="ce30" office:value-type="float" office:value="71106" calcext:value-type="float">
            <text:p>71,106</text:p>
          </table:table-cell>
          <table:table-cell table:style-name="ce48" office:value-type="float" office:value="36080" calcext:value-type="float">
            <text:p>36,080</text:p>
          </table:table-cell>
          <table:table-cell table:style-name="ce48" office:value-type="float" office:value="35026" calcext:value-type="float">
            <text:p>35,026</text:p>
          </table:table-cell>
          <table:table-cell table:style-name="ce31"/>
          <table:table-cell table:style-name="ce28" office:value-type="string" calcext:value-type="string">
            <text:p>55</text:p>
          </table:table-cell>
          <table:table-cell table:style-name="ce42" office:value-type="float" office:value="82107" calcext:value-type="float">
            <text:p>82,107</text:p>
          </table:table-cell>
          <table:table-cell table:style-name="ce48" office:value-type="float" office:value="39774" calcext:value-type="float">
            <text:p>39,774</text:p>
          </table:table-cell>
          <table:table-cell table:style-name="ce48" office:value-type="float" office:value="42333" calcext:value-type="float">
            <text:p>42,333</text:p>
          </table:table-cell>
          <table:table-cell table:style-name="ce31"/>
          <table:table-cell table:style-name="ce28" office:value-type="string" calcext:value-type="string">
            <text:p>85</text:p>
          </table:table-cell>
          <table:table-cell table:style-name="ce30" office:value-type="float" office:value="21747" calcext:value-type="float">
            <text:p>21,747</text:p>
          </table:table-cell>
          <table:table-cell table:style-name="ce48" office:value-type="float" office:value="8679" calcext:value-type="float">
            <text:p>8,679</text:p>
          </table:table-cell>
          <table:table-cell table:style-name="ce48" office:value-type="float" office:value="13068" calcext:value-type="float">
            <text:p>13,06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6</text:p>
          </table:table-cell>
          <table:table-cell table:style-name="ce30" office:value-type="float" office:value="73027" calcext:value-type="float">
            <text:p>73,027</text:p>
          </table:table-cell>
          <table:table-cell table:style-name="ce48" office:value-type="float" office:value="36844" calcext:value-type="float">
            <text:p>36,844</text:p>
          </table:table-cell>
          <table:table-cell table:style-name="ce48" office:value-type="float" office:value="36183" calcext:value-type="float">
            <text:p>36,183</text:p>
          </table:table-cell>
          <table:table-cell table:style-name="ce31"/>
          <table:table-cell table:style-name="ce28" office:value-type="string" calcext:value-type="string">
            <text:p>56</text:p>
          </table:table-cell>
          <table:table-cell table:style-name="ce42" office:value-type="float" office:value="81133" calcext:value-type="float">
            <text:p>81,133</text:p>
          </table:table-cell>
          <table:table-cell table:style-name="ce48" office:value-type="float" office:value="38987" calcext:value-type="float">
            <text:p>38,987</text:p>
          </table:table-cell>
          <table:table-cell table:style-name="ce48" office:value-type="float" office:value="42146" calcext:value-type="float">
            <text:p>42,146</text:p>
          </table:table-cell>
          <table:table-cell table:style-name="ce31"/>
          <table:table-cell table:style-name="ce28" office:value-type="string" calcext:value-type="string">
            <text:p>86</text:p>
          </table:table-cell>
          <table:table-cell table:style-name="ce30" office:value-type="float" office:value="18980" calcext:value-type="float">
            <text:p>18,980</text:p>
          </table:table-cell>
          <table:table-cell table:style-name="ce48" office:value-type="float" office:value="7269" calcext:value-type="float">
            <text:p>7,269</text:p>
          </table:table-cell>
          <table:table-cell table:style-name="ce48" office:value-type="float" office:value="11711" calcext:value-type="float">
            <text:p>11,71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7</text:p>
          </table:table-cell>
          <table:table-cell table:style-name="ce30" office:value-type="float" office:value="74855" calcext:value-type="float">
            <text:p>74,855</text:p>
          </table:table-cell>
          <table:table-cell table:style-name="ce48" office:value-type="float" office:value="37196" calcext:value-type="float">
            <text:p>37,196</text:p>
          </table:table-cell>
          <table:table-cell table:style-name="ce48" office:value-type="float" office:value="37659" calcext:value-type="float">
            <text:p>37,659</text:p>
          </table:table-cell>
          <table:table-cell table:style-name="ce31"/>
          <table:table-cell table:style-name="ce28" office:value-type="string" calcext:value-type="string">
            <text:p>57</text:p>
          </table:table-cell>
          <table:table-cell table:style-name="ce42" office:value-type="float" office:value="80820" calcext:value-type="float">
            <text:p>80,820</text:p>
          </table:table-cell>
          <table:table-cell table:style-name="ce48" office:value-type="float" office:value="39070" calcext:value-type="float">
            <text:p>39,070</text:p>
          </table:table-cell>
          <table:table-cell table:style-name="ce48" office:value-type="float" office:value="41750" calcext:value-type="float">
            <text:p>41,750</text:p>
          </table:table-cell>
          <table:table-cell table:style-name="ce31"/>
          <table:table-cell table:style-name="ce28" office:value-type="string" calcext:value-type="string">
            <text:p>87</text:p>
          </table:table-cell>
          <table:table-cell table:style-name="ce30" office:value-type="float" office:value="16467" calcext:value-type="float">
            <text:p>16,467</text:p>
          </table:table-cell>
          <table:table-cell table:style-name="ce48" office:value-type="float" office:value="6304" calcext:value-type="float">
            <text:p>6,304</text:p>
          </table:table-cell>
          <table:table-cell table:style-name="ce48" office:value-type="float" office:value="10163" calcext:value-type="float">
            <text:p>10,16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8</text:p>
          </table:table-cell>
          <table:table-cell table:style-name="ce30" office:value-type="float" office:value="79056" calcext:value-type="float">
            <text:p>79,056</text:p>
          </table:table-cell>
          <table:table-cell table:style-name="ce48" office:value-type="float" office:value="39316" calcext:value-type="float">
            <text:p>39,316</text:p>
          </table:table-cell>
          <table:table-cell table:style-name="ce48" office:value-type="float" office:value="39740" calcext:value-type="float">
            <text:p>39,740</text:p>
          </table:table-cell>
          <table:table-cell table:style-name="ce31"/>
          <table:table-cell table:style-name="ce28" office:value-type="string" calcext:value-type="string">
            <text:p>58</text:p>
          </table:table-cell>
          <table:table-cell table:style-name="ce42" office:value-type="float" office:value="78716" calcext:value-type="float">
            <text:p>78,716</text:p>
          </table:table-cell>
          <table:table-cell table:style-name="ce48" office:value-type="float" office:value="38343" calcext:value-type="float">
            <text:p>38,343</text:p>
          </table:table-cell>
          <table:table-cell table:style-name="ce48" office:value-type="float" office:value="40373" calcext:value-type="float">
            <text:p>40,373</text:p>
          </table:table-cell>
          <table:table-cell table:style-name="ce31"/>
          <table:table-cell table:style-name="ce28" office:value-type="string" calcext:value-type="string">
            <text:p>88</text:p>
          </table:table-cell>
          <table:table-cell table:style-name="ce30" office:value-type="float" office:value="14836" calcext:value-type="float">
            <text:p>14,836</text:p>
          </table:table-cell>
          <table:table-cell table:style-name="ce48" office:value-type="float" office:value="5459" calcext:value-type="float">
            <text:p>5,459</text:p>
          </table:table-cell>
          <table:table-cell table:style-name="ce48" office:value-type="float" office:value="9377" calcext:value-type="float">
            <text:p>9,37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9</text:p>
          </table:table-cell>
          <table:table-cell table:style-name="ce30" office:value-type="float" office:value="79160" calcext:value-type="float">
            <text:p>79,160</text:p>
          </table:table-cell>
          <table:table-cell table:style-name="ce48" office:value-type="float" office:value="39703" calcext:value-type="float">
            <text:p>39,703</text:p>
          </table:table-cell>
          <table:table-cell table:style-name="ce48" office:value-type="float" office:value="39457" calcext:value-type="float">
            <text:p>39,457</text:p>
          </table:table-cell>
          <table:table-cell table:style-name="ce31"/>
          <table:table-cell table:style-name="ce28" office:value-type="string" calcext:value-type="string">
            <text:p>59</text:p>
          </table:table-cell>
          <table:table-cell table:style-name="ce42" office:value-type="float" office:value="76568" calcext:value-type="float">
            <text:p>76,568</text:p>
          </table:table-cell>
          <table:table-cell table:style-name="ce48" office:value-type="float" office:value="37174" calcext:value-type="float">
            <text:p>37,174</text:p>
          </table:table-cell>
          <table:table-cell table:style-name="ce48" office:value-type="float" office:value="39394" calcext:value-type="float">
            <text:p>39,394</text:p>
          </table:table-cell>
          <table:table-cell table:style-name="ce31"/>
          <table:table-cell table:style-name="ce28" office:value-type="string" calcext:value-type="string">
            <text:p>89</text:p>
          </table:table-cell>
          <table:table-cell table:style-name="ce30" office:value-type="float" office:value="12532" calcext:value-type="float">
            <text:p>12,532</text:p>
          </table:table-cell>
          <table:table-cell table:style-name="ce48" office:value-type="float" office:value="4516" calcext:value-type="float">
            <text:p>4,516</text:p>
          </table:table-cell>
          <table:table-cell table:style-name="ce48" office:value-type="float" office:value="8016" calcext:value-type="float">
            <text:p>8,016</text:p>
          </table:table-cell>
          <table:table-cell table:number-columns-repeated="1010"/>
        </table:table-row>
        <table:table-row table:style-name="ro2">
          <table:table-cell table:style-name="ce29" office:value-type="string" calcext:value-type="string">
            <text:p>25 - 29</text:p>
          </table:table-cell>
          <table:table-cell table:style-name="ce45" office:value-type="float" office:value="377204" calcext:value-type="float">
            <text:p>377,204</text:p>
          </table:table-cell>
          <table:table-cell table:style-name="ce45" office:value-type="float" office:value="189139" calcext:value-type="float">
            <text:p>189,139</text:p>
          </table:table-cell>
          <table:table-cell table:style-name="ce45" office:value-type="float" office:value="188065" calcext:value-type="float">
            <text:p>188,065</text:p>
          </table:table-cell>
          <table:table-cell table:style-name="ce45"/>
          <table:table-cell table:style-name="ce29" office:value-type="string" calcext:value-type="string">
            <text:p><text:s/>55 - 59</text:p>
          </table:table-cell>
          <table:table-cell table:style-name="ce40" office:value-type="float" office:value="399344" calcext:value-type="float">
            <text:p>399,344</text:p>
          </table:table-cell>
          <table:table-cell table:style-name="ce45" office:value-type="float" office:value="193348" calcext:value-type="float">
            <text:p>193,348</text:p>
          </table:table-cell>
          <table:table-cell table:style-name="ce45" office:value-type="float" office:value="205996" calcext:value-type="float">
            <text:p>205,996</text:p>
          </table:table-cell>
          <table:table-cell table:style-name="ce45"/>
          <table:table-cell table:style-name="ce29" office:value-type="string" calcext:value-type="string">
            <text:p><text:s/>85 - 89</text:p>
          </table:table-cell>
          <table:table-cell table:style-name="ce45" office:value-type="float" office:value="84562" calcext:value-type="float">
            <text:p>84,562</text:p>
          </table:table-cell>
          <table:table-cell table:style-name="ce45" office:value-type="float" office:value="32227" calcext:value-type="float">
            <text:p>32,227</text:p>
          </table:table-cell>
          <table:table-cell office:value-type="float" office:value="52335" calcext:value-type="float">
            <text:p>52,335</text:p>
          </table:table-cell>
          <table:table-cell table:number-columns-repeated="1010"/>
        </table:table-row>
        <table:table-row table:style-name="ro2">
          <table:table-cell table:style-name="ce30" table:number-columns-repeated="10"/>
          <table:table-cell table:style-name="ce28"/>
          <table:table-cell table:style-name="ce31" table:number-columns-repeated="3"/>
          <table:table-cell table:number-columns-repeated="1010"/>
        </table:table-row>
        <table:table-row table:style-name="ro2">
          <table:table-cell table:style-name="ce31" table:number-columns-repeated="9"/>
          <table:table-cell table:style-name="ce30"/>
          <table:table-cell table:style-name="ce45" office:value-type="string" calcext:value-type="string">
            <text:p>90 &amp; over</text:p>
          </table:table-cell>
          <table:table-cell table:style-name="ce45" office:value-type="float" office:value="43749" calcext:value-type="float">
            <text:p>43,749</text:p>
          </table:table-cell>
          <table:table-cell table:style-name="ce70" office:value-type="float" office:value="13659" calcext:value-type="float">
            <text:p>13,659</text:p>
          </table:table-cell>
          <table:table-cell table:style-name="ce70" office:value-type="float" office:value="30090" calcext:value-type="float">
            <text:p>30,090</text:p>
          </table:table-cell>
          <table:table-cell table:number-columns-repeated="1010"/>
        </table:table-row>
      </table:table>
      <table:table table:name="Sheet2" table:style-name="ta1">
        <table:table-column table:style-name="co2" table:number-columns-repeated="7" table:default-cell-style-name="Default"/>
        <table:table-column table:style-name="co2" table:default-cell-style-name="ce29"/>
        <table:table-column table:style-name="co2" table:number-columns-repeated="2" table:default-cell-style-name="ce45"/>
        <table:table-column table:style-name="co2" table:number-columns-repeated="6" table:default-cell-style-name="Default"/>
        <table:table-row table:style-name="ro2" table:number-rows-repeated="5">
          <table:table-cell table:number-columns-repeated="7"/>
          <table:table-cell table:style-name="Default" table:number-columns-repeated="3"/>
          <table:table-cell table:number-columns-repeated="6"/>
        </table:table-row>
        <table:table-row table:style-name="ro2">
          <table:table-cell table:number-columns-repeated="3"/>
          <table:table-cell table:style-name="ce26" office:value-type="string" calcext:value-type="string">
            <text:p>Age</text:p>
          </table:table-cell>
          <table:table-cell table:style-name="ce39" office:value-type="string" calcext:value-type="string">
            <text:p>Males</text:p>
          </table:table-cell>
          <table:table-cell table:style-name="ce39" office:value-type="string" calcext:value-type="string">
            <text:p>Females</text:p>
          </table:table-cell>
          <table:table-cell table:style-name="ce39"/>
          <table:table-cell table:style-name="ce26" office:value-type="string" calcext:value-type="string">
            <text:p>Age</text:p>
          </table:table-cell>
          <table:table-cell table:style-name="ce39" office:value-type="string" calcext:value-type="string">
            <text:p>Males</text:p>
          </table:table-cell>
          <table:table-cell table:style-name="ce39" table:number-columns-repeated="3"/>
          <table:table-cell table:style-name="ce26"/>
          <table:table-cell table:style-name="ce39" table:number-columns-repeated="3"/>
        </table:table-row>
        <table:table-row table:style-name="ro2">
          <table:table-cell table:number-columns-repeated="3"/>
          <table:table-cell table:style-name="ce29" office:value-type="string" calcext:value-type="string">
            <text:p>0 - 4</text:p>
          </table:table-cell>
          <table:table-cell table:style-name="ce45" office:value-type="float" office:value="135959" calcext:value-type="float">
            <text:p>135,959</text:p>
          </table:table-cell>
          <table:table-cell table:style-name="ce45" office:value-type="float" office:value="127847" calcext:value-type="float">
            <text:p>127,847</text:p>
          </table:table-cell>
          <table:table-cell table:style-name="ce45"/>
          <table:table-cell office:value-type="string" calcext:value-type="string">
            <text:p>0 - 4</text:p>
          </table:table-cell>
          <table:table-cell office:value-type="float" office:value="135959" calcext:value-type="float">
            <text:p>135,959</text:p>
          </table:table-cell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3"/>
          <table:table-cell table:style-name="ce29" office:value-type="string" calcext:value-type="string">
            <text:p>5 - 9</text:p>
          </table:table-cell>
          <table:table-cell table:style-name="ce45" office:value-type="float" office:value="152847" calcext:value-type="float">
            <text:p>152,847</text:p>
          </table:table-cell>
          <table:table-cell table:style-name="ce45" office:value-type="float" office:value="145056" calcext:value-type="float">
            <text:p>145,056</text:p>
          </table:table-cell>
          <table:table-cell table:style-name="ce45"/>
          <table:table-cell office:value-type="string" calcext:value-type="string">
            <text:p>5 - 9</text:p>
          </table:table-cell>
          <table:table-cell office:value-type="float" office:value="152847" calcext:value-type="float">
            <text:p>152,847</text:p>
          </table:table-cell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3"/>
          <table:table-cell table:style-name="ce29" office:value-type="string" calcext:value-type="string">
            <text:p>10 - 14</text:p>
          </table:table-cell>
          <table:table-cell table:style-name="ce45" office:value-type="float" office:value="151875" calcext:value-type="float">
            <text:p>151,875</text:p>
          </table:table-cell>
          <table:table-cell table:style-name="ce45" office:value-type="float" office:value="146206" calcext:value-type="float">
            <text:p>146,206</text:p>
          </table:table-cell>
          <table:table-cell table:style-name="ce45"/>
          <table:table-cell office:value-type="string" calcext:value-type="string">
            <text:p>10 - 14</text:p>
          </table:table-cell>
          <table:table-cell office:value-type="float" office:value="151875" calcext:value-type="float">
            <text:p>151,875</text:p>
          </table:table-cell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3"/>
          <table:table-cell table:style-name="ce29" office:value-type="string" calcext:value-type="string">
            <text:p>15 - 19</text:p>
          </table:table-cell>
          <table:table-cell table:style-name="ce45" office:value-type="float" office:value="144207" calcext:value-type="float">
            <text:p>144,207</text:p>
          </table:table-cell>
          <table:table-cell table:style-name="ce45" office:value-type="float" office:value="137913" calcext:value-type="float">
            <text:p>137,913</text:p>
          </table:table-cell>
          <table:table-cell table:style-name="ce45"/>
          <table:table-cell office:value-type="string" calcext:value-type="string">
            <text:p>15 - 19</text:p>
          </table:table-cell>
          <table:table-cell office:value-type="float" office:value="144207" calcext:value-type="float">
            <text:p>144,207</text:p>
          </table:table-cell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3"/>
          <table:table-cell table:style-name="ce29" office:value-type="string" calcext:value-type="string">
            <text:p>20 - 24</text:p>
          </table:table-cell>
          <table:table-cell table:style-name="ce45" office:value-type="float" office:value="173302" calcext:value-type="float">
            <text:p>173,302</text:p>
          </table:table-cell>
          <table:table-cell table:style-name="ce45" office:value-type="float" office:value="168453" calcext:value-type="float">
            <text:p>168,453</text:p>
          </table:table-cell>
          <table:table-cell table:style-name="ce45"/>
          <table:table-cell office:value-type="string" calcext:value-type="string">
            <text:p>20 - 24</text:p>
          </table:table-cell>
          <table:table-cell office:value-type="float" office:value="173302" calcext:value-type="float">
            <text:p>173,302</text:p>
          </table:table-cell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3"/>
          <table:table-cell table:style-name="ce29" office:value-type="string" calcext:value-type="string">
            <text:p>25 - 29</text:p>
          </table:table-cell>
          <table:table-cell table:style-name="ce45" office:value-type="float" office:value="189139" calcext:value-type="float">
            <text:p>189,139</text:p>
          </table:table-cell>
          <table:table-cell table:style-name="ce45" office:value-type="float" office:value="188065" calcext:value-type="float">
            <text:p>188,065</text:p>
          </table:table-cell>
          <table:table-cell table:style-name="ce45"/>
          <table:table-cell office:value-type="string" calcext:value-type="string">
            <text:p>25 - 29</text:p>
          </table:table-cell>
          <table:table-cell office:value-type="float" office:value="189139" calcext:value-type="float">
            <text:p>189,139</text:p>
          </table:table-cell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3"/>
          <table:table-cell table:style-name="ce29" office:value-type="string" calcext:value-type="string">
            <text:p><text:s/>30 - 34</text:p>
          </table:table-cell>
          <table:table-cell table:style-name="ce45" office:value-type="float" office:value="185637" calcext:value-type="float">
            <text:p>185,637</text:p>
          </table:table-cell>
          <table:table-cell table:style-name="ce45" office:value-type="float" office:value="188432" calcext:value-type="float">
            <text:p>188,432</text:p>
          </table:table-cell>
          <table:table-cell table:style-name="ce30"/>
          <table:table-cell office:value-type="string" calcext:value-type="string">
            <text:p><text:s/>30 - 34</text:p>
          </table:table-cell>
          <table:table-cell office:value-type="float" office:value="185637" calcext:value-type="float">
            <text:p>185,637</text:p>
          </table:table-cell>
          <table:table-cell/>
          <table:table-cell table:style-name="ce30" table:number-columns-repeated="2"/>
          <table:table-cell table:style-name="ce28"/>
          <table:table-cell table:style-name="ce31" table:number-columns-repeated="3"/>
        </table:table-row>
        <table:table-row table:style-name="ro2">
          <table:table-cell table:number-columns-repeated="3"/>
          <table:table-cell table:style-name="ce29" office:value-type="string" calcext:value-type="string">
            <text:p><text:s/>35 - 39</text:p>
          </table:table-cell>
          <table:table-cell table:style-name="ce45" office:value-type="float" office:value="174079" calcext:value-type="float">
            <text:p>174,079</text:p>
          </table:table-cell>
          <table:table-cell table:style-name="ce45" office:value-type="float" office:value="181587" calcext:value-type="float">
            <text:p>181,587</text:p>
          </table:table-cell>
          <table:table-cell table:style-name="ce31"/>
          <table:table-cell office:value-type="string" calcext:value-type="string">
            <text:p><text:s/>35 - 39</text:p>
          </table:table-cell>
          <table:table-cell office:value-type="float" office:value="174079" calcext:value-type="float">
            <text:p>174,079</text:p>
          </table:table-cell>
          <table:table-cell/>
          <table:table-cell table:style-name="ce31"/>
          <table:table-cell table:style-name="ce30"/>
          <table:table-cell table:number-columns-repeated="4"/>
        </table:table-row>
        <table:table-row table:style-name="ro2">
          <table:table-cell table:number-columns-repeated="3"/>
          <table:table-cell table:style-name="ce29" office:value-type="string" calcext:value-type="string">
            <text:p>40 - 44</text:p>
          </table:table-cell>
          <table:table-cell table:style-name="ce45" office:value-type="float" office:value="159586" calcext:value-type="float">
            <text:p>159,586</text:p>
          </table:table-cell>
          <table:table-cell table:style-name="ce45" office:value-type="float" office:value="164780" calcext:value-type="float">
            <text:p>164,780</text:p>
          </table:table-cell>
          <table:table-cell/>
          <table:table-cell office:value-type="string" calcext:value-type="string">
            <text:p>40 - 44</text:p>
          </table:table-cell>
          <table:table-cell office:value-type="float" office:value="159586" calcext:value-type="float">
            <text:p>159,586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ce29" office:value-type="string" calcext:value-type="string">
            <text:p><text:s/>45 - 49</text:p>
          </table:table-cell>
          <table:table-cell table:style-name="ce45" office:value-type="float" office:value="169376" calcext:value-type="float">
            <text:p>169,376</text:p>
          </table:table-cell>
          <table:table-cell table:style-name="ce45" office:value-type="float" office:value="180548" calcext:value-type="float">
            <text:p>180,548</text:p>
          </table:table-cell>
          <table:table-cell/>
          <table:table-cell office:value-type="string" calcext:value-type="string">
            <text:p><text:s/>45 - 49</text:p>
          </table:table-cell>
          <table:table-cell office:value-type="float" office:value="169376" calcext:value-type="float">
            <text:p>169,376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ce29" office:value-type="string" calcext:value-type="string">
            <text:p><text:s/>50 - 54</text:p>
          </table:table-cell>
          <table:table-cell table:style-name="ce45" office:value-type="float" office:value="189355" calcext:value-type="float">
            <text:p>189,355</text:p>
          </table:table-cell>
          <table:table-cell table:style-name="ce45" office:value-type="float" office:value="203758" calcext:value-type="float">
            <text:p>203,758</text:p>
          </table:table-cell>
          <table:table-cell/>
          <table:table-cell office:value-type="string" calcext:value-type="string">
            <text:p><text:s/>50 - 54</text:p>
          </table:table-cell>
          <table:table-cell office:value-type="float" office:value="189355" calcext:value-type="float">
            <text:p>189,355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ce29" office:value-type="string" calcext:value-type="string">
            <text:p><text:s/>55 - 59</text:p>
          </table:table-cell>
          <table:table-cell table:style-name="ce45" office:value-type="float" office:value="193348" calcext:value-type="float">
            <text:p>193,348</text:p>
          </table:table-cell>
          <table:table-cell table:style-name="ce45" office:value-type="float" office:value="205996" calcext:value-type="float">
            <text:p>205,996</text:p>
          </table:table-cell>
          <table:table-cell/>
          <table:table-cell office:value-type="string" calcext:value-type="string">
            <text:p><text:s/>55 - 59</text:p>
          </table:table-cell>
          <table:table-cell office:value-type="float" office:value="193348" calcext:value-type="float">
            <text:p>193,348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ce29" office:value-type="string" calcext:value-type="string">
            <text:p><text:s/>60 - 64</text:p>
          </table:table-cell>
          <table:table-cell table:style-name="ce45" office:value-type="float" office:value="170701" calcext:value-type="float">
            <text:p>170,701</text:p>
          </table:table-cell>
          <table:table-cell table:style-name="ce45" office:value-type="float" office:value="181868" calcext:value-type="float">
            <text:p>181,868</text:p>
          </table:table-cell>
          <table:table-cell/>
          <table:table-cell office:value-type="string" calcext:value-type="string">
            <text:p><text:s/>60 - 64</text:p>
          </table:table-cell>
          <table:table-cell office:value-type="float" office:value="170701" calcext:value-type="float">
            <text:p>170,701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ce29" office:value-type="string" calcext:value-type="string">
            <text:p><text:s/>65 - 69</text:p>
          </table:table-cell>
          <table:table-cell table:style-name="ce45" office:value-type="float" office:value="144529" calcext:value-type="float">
            <text:p>144,529</text:p>
          </table:table-cell>
          <table:table-cell table:style-name="ce45" office:value-type="float" office:value="155904" calcext:value-type="float">
            <text:p>155,904</text:p>
          </table:table-cell>
          <table:table-cell/>
          <table:table-cell office:value-type="string" calcext:value-type="string">
            <text:p><text:s/>65 - 69</text:p>
          </table:table-cell>
          <table:table-cell office:value-type="float" office:value="144529" calcext:value-type="float">
            <text:p>144,529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ce29" office:value-type="string" calcext:value-type="string">
            <text:p><text:s/>70 - 74</text:p>
          </table:table-cell>
          <table:table-cell table:style-name="ce45" office:value-type="float" office:value="135910" calcext:value-type="float">
            <text:p>135,910</text:p>
          </table:table-cell>
          <table:table-cell table:style-name="ce45" office:value-type="float" office:value="149920" calcext:value-type="float">
            <text:p>149,920</text:p>
          </table:table-cell>
          <table:table-cell/>
          <table:table-cell office:value-type="string" calcext:value-type="string">
            <text:p><text:s/>70 - 74</text:p>
          </table:table-cell>
          <table:table-cell office:value-type="float" office:value="135910" calcext:value-type="float">
            <text:p>135,910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ce29" office:value-type="string" calcext:value-type="string">
            <text:p><text:s/>75 - 79</text:p>
          </table:table-cell>
          <table:table-cell table:style-name="ce45" office:value-type="float" office:value="89206" calcext:value-type="float">
            <text:p>89,206</text:p>
          </table:table-cell>
          <table:table-cell table:style-name="ce45" office:value-type="float" office:value="109004" calcext:value-type="float">
            <text:p>109,004</text:p>
          </table:table-cell>
          <table:table-cell/>
          <table:table-cell office:value-type="string" calcext:value-type="string">
            <text:p><text:s/>75 - 79</text:p>
          </table:table-cell>
          <table:table-cell office:value-type="float" office:value="89206" calcext:value-type="float">
            <text:p>89,206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ce29" office:value-type="string" calcext:value-type="string">
            <text:p><text:s/>80 - 84</text:p>
          </table:table-cell>
          <table:table-cell table:style-name="ce45" table:formula="of:=60270+[.$E$24]+[.$E$25]" office:value-type="float" office:value="106156" calcext:value-type="float">
            <text:p>106,156</text:p>
          </table:table-cell>
          <table:table-cell table:style-name="ce45" table:formula="of:=83026+[.$F$24]+[.$F$25]" office:value-type="float" office:value="165451" calcext:value-type="float">
            <text:p>165,451</text:p>
          </table:table-cell>
          <table:table-cell/>
          <table:table-cell office:value-type="string" calcext:value-type="string">
            <text:p><text:s/>80 - 84</text:p>
          </table:table-cell>
          <table:table-cell table:formula="of:=60270+[.$E$24]+[.$E$25]" office:value-type="float" office:value="106156" calcext:value-type="float">
            <text:p>106,156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ce29" office:value-type="string" calcext:value-type="string">
            <text:p><text:s/>85 - 89</text:p>
          </table:table-cell>
          <table:table-cell table:style-name="ce45" office:value-type="float" office:value="32227" calcext:value-type="float">
            <text:p>32,227</text:p>
          </table:table-cell>
          <table:table-cell table:style-name="ce45" office:value-type="float" office:value="52335" calcext:value-type="float">
            <text:p>52,335</text:p>
          </table:table-cell>
          <table:table-cell/>
          <table:table-cell office:value-type="string" calcext:value-type="string">
            <text:p>0 - 4</text:p>
          </table:table-cell>
          <table:table-cell office:value-type="float" office:value="127847" calcext:value-type="float">
            <text:p>127,847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ce45" office:value-type="string" calcext:value-type="string">
            <text:p>90 &amp; over</text:p>
          </table:table-cell>
          <table:table-cell table:style-name="ce70" office:value-type="float" office:value="13659" calcext:value-type="float">
            <text:p>13,659</text:p>
          </table:table-cell>
          <table:table-cell table:style-name="ce70" office:value-type="float" office:value="30090" calcext:value-type="float">
            <text:p>30,090</text:p>
          </table:table-cell>
          <table:table-cell/>
          <table:table-cell office:value-type="string" calcext:value-type="string">
            <text:p>5 - 9</text:p>
          </table:table-cell>
          <table:table-cell office:value-type="float" office:value="145056" calcext:value-type="float">
            <text:p>145,056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10 - 14</text:p>
          </table:table-cell>
          <table:table-cell office:value-type="float" office:value="146206" calcext:value-type="float">
            <text:p>146,206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15 - 19</text:p>
          </table:table-cell>
          <table:table-cell office:value-type="float" office:value="137913" calcext:value-type="float">
            <text:p>137,913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20 - 24</text:p>
          </table:table-cell>
          <table:table-cell office:value-type="float" office:value="168453" calcext:value-type="float">
            <text:p>168,453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25 - 29</text:p>
          </table:table-cell>
          <table:table-cell office:value-type="float" office:value="188065" calcext:value-type="float">
            <text:p>188,065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<text:s/>30 - 34</text:p>
          </table:table-cell>
          <table:table-cell office:value-type="float" office:value="188432" calcext:value-type="float">
            <text:p>188,432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<text:s/>35 - 39</text:p>
          </table:table-cell>
          <table:table-cell office:value-type="float" office:value="181587" calcext:value-type="float">
            <text:p>181,587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40 - 44</text:p>
          </table:table-cell>
          <table:table-cell office:value-type="float" office:value="164780" calcext:value-type="float">
            <text:p>164,780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<text:s/>45 - 49</text:p>
          </table:table-cell>
          <table:table-cell office:value-type="float" office:value="180548" calcext:value-type="float">
            <text:p>180,548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<text:s/>50 - 54</text:p>
          </table:table-cell>
          <table:table-cell office:value-type="float" office:value="203758" calcext:value-type="float">
            <text:p>203,758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<text:s/>55 - 59</text:p>
          </table:table-cell>
          <table:table-cell office:value-type="float" office:value="205996" calcext:value-type="float">
            <text:p>205,996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<text:s/>60 - 64</text:p>
          </table:table-cell>
          <table:table-cell office:value-type="float" office:value="181868" calcext:value-type="float">
            <text:p>181,868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<text:s/>65 - 69</text:p>
          </table:table-cell>
          <table:table-cell office:value-type="float" office:value="155904" calcext:value-type="float">
            <text:p>155,90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<text:s/>70 - 74</text:p>
          </table:table-cell>
          <table:table-cell office:value-type="float" office:value="149920" calcext:value-type="float">
            <text:p>149,920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<text:s/>75 - 79</text:p>
          </table:table-cell>
          <table:table-cell office:value-type="float" office:value="109004" calcext:value-type="float">
            <text:p>109,00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<text:s/>80 - 84</text:p>
          </table:table-cell>
          <table:table-cell table:formula="of:=83026+[.$F$24]+[.$F$25]" office:value-type="float" office:value="165451" calcext:value-type="float">
            <text:p>165,45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1">
      <number:month number:style="long" number:textual="true"/>
      <number:text> </number:text>
      <number:year number:style="long"/>
    </number:date-style>
    <number:number-style style:name="N142">
      <number:number number:decimal-places="1" loext:min-decimal-places="1" number:min-integer-digits="1" number:grouping="true"/>
    </number:number-style>
    <number:number-style style:name="N143">
      <number:number number:decimal-places="3" loext:min-decimal-places="3" number:min-integer-digits="1" number:grouping="true"/>
    </number:number-style>
    <number:number-style style:name="N144">
      <number:number number:decimal-places="1" loext:min-decimal-places="1" number:min-integer-digits="1"/>
      <number:text> </number:text>
    </number:number-style>
    <number:number-style style:name="N145">
      <number:number number:decimal-places="1" loext:min-decimal-places="1" number:min-integer-digits="1"/>
    </number:number-style>
    <number:percentage-style style:name="N146">
      <number:number number:decimal-places="1" loext:min-decimal-places="1" number:min-integer-digits="1"/>
      <number:text>%</number:text>
    </number:percentage-style>
    <number:number-style style:name="N147">
      <number:number number:decimal-places="2" loext:min-decimal-places="2" number:min-integer-digits="1"/>
      <number:text> </number:text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">
      <number:number number:decimal-places="0" loext:min-decimal-places="0" number:min-integer-digits="1"/>
      <number:text>   </number:text>
    </number:number-style>
    <number:number-style style:name="N150P0" style:volatile="true">
      <number:number number:decimal-places="1" loext:min-decimal-places="1" number:min-integer-digits="1"/>
      <number:text> </number:text>
    </number:number-style>
    <number:number-style style:name="N150">
      <number:text>-</number:text>
      <number:number number:decimal-places="1" loext:min-decimal-places="1" number:min-integer-digits="1"/>
      <number:text> </number:text>
      <style:map style:condition="value()&gt;=0" style:apply-style-name="N150P0"/>
    </number:number-style>
    <number:number-style style:name="N151">
      <number:number number:min-integer-digits="1"/>
      <number:text> </number:text>
    </number:number-style>
    <number:number-style style:name="N152P0" style:volatile="true">
      <number:number number:decimal-places="0" loext:min-decimal-places="0" number:min-integer-digits="1" number:grouping="true"/>
      <number:text> </number:text>
    </number:number-style>
    <number:number-style style:name="N152P1" style:volatile="true">
      <number:text/>
    </number:number-style>
    <number:number-style style:name="N152P2" style:volatile="true">
      <number:text>-  </number:text>
    </number:number-style>
    <number:text-style style:name="N152">
      <number:text-content/>
      <number:text> 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£</number:text>
      <number:number number:decimal-places="0" loext:min-decimal-places="0" number:min-integer-digits="1" number:grouping="true"/>
    </number:number-style>
    <number:number-style style:name="N153">
      <number:text>-£</number:text>
      <number:number number:decimal-places="0" loext:min-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loext:min-decimal-places="0" number:min-integer-digits="1" number:grouping="true"/>
    </number:number-style>
    <number:number-style style:name="N15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loext:min-decimal-places="2" number:min-integer-digits="1" number:grouping="true"/>
    </number:number-style>
    <number:number-style style:name="N155">
      <number:text>-£</number:text>
      <number:number number:decimal-places="2" loext:min-decimal-places="2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2" loext:min-decimal-places="2" number:min-integer-digits="1" number:grouping="true"/>
    </number:number-style>
    <number:number-style style:name="N15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56P0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1" loext:min-decimal-places="1" number:min-integer-digits="1" number:grouping="true"/>
      <number:text> </number:text>
    </number:number-style>
    <number:number-style style:name="N166">
      <number:text>(</number:text>
      <number:number number:decimal-places="1" loext:min-decimal-places="1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0" loext:min-decimal-places="0" number:min-integer-digits="1" number:grouping="true"/>
      <number:text> </number:text>
    </number:number-style>
    <number:number-style style:name="N17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0P0"/>
    </number:number-style>
    <number:date-style style:name="N171">
      <number:year number:style="long"/>
    </number:date-style>
    <number:number-style style:name="N172">
      <number:number number:decimal-places="0" loext:min-decimal-places="0" number:min-integer-digits="0" number:grouping="true"/>
      <number:text> </number:text>
    </number:number-style>
    <number:number-style style:name="N173">
      <number:number number:decimal-places="1" loext:min-decimal-places="1" number:min-integer-digits="0" number:grouping="true"/>
      <number:text> </number:text>
    </number:number-style>
    <number:number-style style:name="N174P0" style:volatile="true">
      <number:number number:decimal-places="0" loext:min-decimal-places="0" number:min-integer-digits="0" number:grouping="true"/>
      <number:text> </number:text>
    </number:number-style>
    <number:number-style style:name="N174">
      <number:text> </number:text>
      <style:map style:condition="value()&gt;=0" style:apply-style-name="N174P0"/>
    </number:number-style>
    <number:number-style style:name="N175P0" style:volatile="true">
      <number:number number:decimal-places="0" loext:min-decimal-places="0" number:min-integer-digits="0" number:grouping="true"/>
      <number:text> </number:text>
    </number:number-style>
    <number:number-style style:name="N175">
      <number:text> .. </number:text>
      <style:map style:condition="value()&gt;=0" style:apply-style-name="N175P0"/>
    </number:number-style>
    <number:number-style style:name="N176">
      <number:text> </number:text>
      <number:number number:min-integer-digits="1"/>
      <number:text/>
    </number:number-style>
    <number:number-style style:name="N177">
      <number:text>-</number:text>
      <number:number number:min-integer-digits="1"/>
      <number:text/>
    </number:number-style>
    <number:number-style style:name="N178">
      <number:number number:decimal-places="2" loext:min-decimal-places="2" number:min-integer-digits="0" number:grouping="true"/>
      <number:text> </number:text>
    </number:number-style>
    <number:number-style style:name="N179P0" style:volatile="true">
      <number:number number:decimal-places="0" loext:min-decimal-places="0" number:min-integer-digits="0" number:grouping="true"/>
      <number:text> </number:text>
    </number:number-style>
    <number:number-style style:name="N179P1" style:volatile="true">
      <number:text/>
    </number:number-style>
    <number:number-style style:name="N179P2" style:volatile="true">
      <number:text>-  </number:text>
    </number:number-style>
    <number:text-style style:name="N179">
      <number:text-content/>
      <number:text> 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81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82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True</number:text>
    </number:number-style>
    <number:number-style style:name="N184P1" style:volatile="true">
      <number:text>True</number:text>
    </number:number-style>
    <number:number-style style:name="N184">
      <number:text>False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On</number:text>
    </number:number-style>
    <number:number-style style:name="N185P1" style:volatile="true">
      <number:text>On</number:text>
    </number:number-style>
    <number:number-style style:name="N185">
      <number:text>Off</number:text>
      <style:map style:condition="value()&gt;0" style:apply-style-name="N185P0"/>
      <style:map style:condition="value()&lt;0" style:apply-style-name="N185P1"/>
    </number:number-style>
    <number:currency-style style:name="N186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6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6P0"/>
    </number:currency-style>
    <number:number-style style:name="N187">
      <number:number number:decimal-places="0" loext:min-decimal-places="0" number:min-integer-digits="1"/>
      <number:text> </number:text>
    </number:number-style>
    <number:number-style style:name="N188">
      <number:number number:decimal-places="0" loext:min-decimal-places="0" number:min-integer-digits="1"/>
      <number:text>  </number:text>
    </number:number-style>
    <number:percentage-style style:name="N189">
      <number:number number:decimal-places="6" loext:min-decimal-places="6" number:min-integer-digits="1"/>
      <number:text>%</number:text>
    </number:percentage-style>
    <number:number-style style:name="N19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9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percentage-style style:name="N191">
      <number:number number:decimal-places="5" loext:min-decimal-places="5" number:min-integer-digits="1"/>
      <number:text>%</number:text>
    </number:percentage-style>
    <number:number-style style:name="N192">
      <number:number number:decimal-places="4" loext:min-decimal-places="4" number:min-integer-digits="1" number:grouping="true"/>
    </number:number-style>
    <number:number-style style:name="N193P0" style:volatile="true">
      <number:number number:decimal-places="1" loext:min-decimal-places="1" number:min-integer-digits="1" number:grouping="true" number:display-factor="1000"/>
    </number:number-style>
    <number:number-style style:name="N193P1" style:volatile="true">
      <style:text-properties fo:color="#ff0000"/>
      <number:text>*</number:text>
      <number:number number:decimal-places="1" loext:min-decimal-places="1" number:min-integer-digits="1" number:display-factor="1000"/>
    </number:number-style>
    <number:number-style style:name="N193">
      <number:text>-</number:text>
      <style:map style:condition="value()&gt;499" style:apply-style-name="N193P0"/>
      <style:map style:condition="value()&gt;49" style:apply-style-name="N193P1"/>
    </number:number-style>
    <number:date-style style:name="N194">
      <number:month number:textual="true"/>
      <number:text>-</number:text>
      <number:year number:style="long"/>
    </number:date-style>
    <number:number-style style:name="N195P0" style:volatile="true">
      <number:number number:decimal-places="0" loext:min-decimal-places="0" number:min-integer-digits="1" number:grouping="true" number:display-factor="1000"/>
      <number:text>,000 </number:text>
    </number:number-style>
    <number:number-style style:name="N195P1" style:volatile="true">
      <style:text-properties fo:color="#ff0000"/>
      <number:text>(</number:text>
      <number:number number:decimal-places="0" loext:min-decimal-places="0" number:min-integer-digits="1" number:grouping="true" number:display-factor="1000"/>
      <number:text>)</number:text>
    </number:number-style>
    <number:number-style style:name="N195P2" style:volatile="true">
      <number:text>- </number:text>
    </number:number-style>
    <number:text-style style:name="N195">
      <number:text/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number number:decimal-places="3" loext:min-decimal-places="3" number:min-integer-digits="1"/>
    </number:number-style>
    <number:number-style style:name="N197">
      <number:number number:decimal-places="10" loext:min-decimal-places="10" number:min-integer-digits="1" number:grouping="true"/>
    </number:number-style>
    <number:number-style style:name="N198P0" style:volatile="true">
      <number:number number:decimal-places="2" loext:min-decimal-places="2" number:min-integer-digits="1" number:grouping="true"/>
      <number:text> </number:text>
    </number:number-style>
    <number:number-style style:name="N19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98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5f_Key_20_information_20_and_20_summary_20_tables" style:display-name="Normal_Key information and summary tables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 style:font-style-complex="normal" style:font-weight-complex="normal"/>
    </style:style>
    <style:style style:name="Comma_20_2" style:display-name="Comma 2" style:family="table-cell" style:parent-style-name="Default" style:data-style-name="N132">
      <style:table-cell-properties fo:padding="0.071cm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6">00/00/0000</text:date>, <text:time style:data-style-name="N2" text:time-value="19:59:18.4873878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raham Stark</meta:initial-creator>
    <meta:creation-date>2021-08-26T19:21:00.251463712</meta:creation-date>
    <dc:date>2021-08-26T20:50:34.780305898</dc:date>
    <dc:creator>Graham Stark</dc:creator>
    <meta:editing-duration>PT1H6M42S</meta:editing-duration>
    <meta:editing-cycles>18</meta:editing-cycles>
    <meta:generator>LibreOffice/6.4.7.2$Linux_X86_64 LibreOffice_project/40$Build-2</meta:generator>
    <meta:document-statistic meta:table-count="2" meta:cell-count="886" meta:object-count="0"/>
  </office:meta>
</office:document-meta>
</file>